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0.9772in"/>
    </style:style>
    <style:style style:name="co9" style:family="table-column">
      <style:table-column-properties fo:break-before="auto" style:column-width="0.9937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0445in"/>
    </style:style>
    <style:style style:name="co12" style:family="table-column">
      <style:table-column-properties fo:break-before="auto" style:column-width="1.2618in"/>
    </style:style>
    <style:style style:name="co13" style:family="table-column">
      <style:table-column-properties fo:break-before="auto" style:column-width="1.2866in"/>
    </style:style>
    <style:style style:name="co14" style:family="table-column">
      <style:table-column-properties fo:break-before="auto" style:column-width="1.3118in"/>
    </style:style>
    <style:style style:name="co15" style:family="table-column">
      <style:table-column-properties fo:break-before="auto" style:column-width="1.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23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6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8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129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13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51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2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8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2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dde8cb" fo:border="0.06pt solid #000000"/>
    </style:style>
    <style:style style:name="ce165" style:family="table-cell" style:parent-style-name="Default">
      <style:table-cell-properties fo:background-color="#f7d1d5" fo:border="0.06pt solid #000000"/>
    </style:style>
    <style:style style:name="ce171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2" style:family="table-cell" style:parent-style-name="Default" style:data-style-name="N132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7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fo:border="0.06pt solid #000000"/>
    </style:style>
    <style:style style:name="ce79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2"/>
        <table:table-column table:style-name="co1" table:default-cell-style-name="ce111"/>
        <table:table-column table:style-name="co5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11" office:value-type="string" calcext:value-type="string">
            <text:p>WO-RT(MSE)</text:p>
          </table:table-cell>
          <table:table-cell table:style-name="ce113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114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111"/>
        <table:table-column table:style-name="co6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115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Resnet" table:style-name="ta1">
        <table:table-column table:style-name="co7" table:default-cell-style-name="Default"/>
        <table:table-column table:style-name="co1" table:default-cell-style-name="ce111"/>
        <table:table-column table:style-name="co1" table:default-cell-style-name="ce122"/>
        <table:table-column table:style-name="co1" table:number-columns-repeated="2" table:default-cell-style-name="ce123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9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 table:style-name="ce111" office:value-type="string" calcext:value-type="string">
            <text:p>WRT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table:style-name="ce123" office:value-type="float" office:value="0.042612" calcext:value-type="float">
            <text:p>0.042612</text:p>
          </table:table-cell>
          <table:table-cell table:style-name="ce123" office:value-type="float" office:value="0.043253" calcext:value-type="float">
            <text:p>0.043253</text:p>
          </table:table-cell>
          <table:table-cell table:style-name="ce123" office:value-type="float" office:value="0.035134" calcext:value-type="float">
            <text:p>0.035134</text:p>
          </table:table-cell>
          <table:table-cell table:style-name="ce111" office:value-type="float" office:value="0.04377" calcext:value-type="float">
            <text:p>0.04377</text:p>
          </table:table-cell>
          <table:table-cell table:style-name="ce114" table:number-columns-repeated="2"/>
          <table:table-cell table:style-name="ce111" office:value-type="float" office:value="0.079033" calcext:value-type="float">
            <text:p>0.079033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table:style-name="ce123" office:value-type="float" office:value="0.072308" calcext:value-type="float">
            <text:p>0.072308</text:p>
          </table:table-cell>
          <table:table-cell table:style-name="ce123" office:value-type="float" office:value="0.046181" calcext:value-type="float">
            <text:p>0.046181</text:p>
          </table:table-cell>
          <table:table-cell table:style-name="ce123" office:value-type="float" office:value="0.044546" calcext:value-type="float">
            <text:p>0.044546</text:p>
          </table:table-cell>
          <table:table-cell table:style-name="ce111" table:formula="of:=SQRT(0.005552)" office:value-type="float" office:value="0.0745117440407886" calcext:value-type="float">
            <text:p>0.074511744040789</text:p>
          </table:table-cell>
          <table:table-cell table:style-name="ce114" table:number-columns-repeated="2"/>
          <table:table-cell table:style-name="ce111" table:formula="of:=SQRT(0.058332)" office:value-type="float" office:value="0.241520185491813" calcext:value-type="float">
            <text:p>0.241520185491813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table:style-name="ce123" office:value-type="float" office:value="0.042453" calcext:value-type="float">
            <text:p>0.042453</text:p>
          </table:table-cell>
          <table:table-cell table:style-name="ce123" office:value-type="float" office:value="0.041074" calcext:value-type="float">
            <text:p>0.041074</text:p>
          </table:table-cell>
          <table:table-cell table:style-name="ce123" office:value-type="float" office:value="0.037638" calcext:value-type="float">
            <text:p>0.037638</text:p>
          </table:table-cell>
          <table:table-cell table:style-name="ce111" office:value-type="float" office:value="0.079" calcext:value-type="float">
            <text:p>0.079</text:p>
          </table:table-cell>
          <table:table-cell table:style-name="ce114" table:number-columns-repeated="2"/>
          <table:table-cell table:style-name="ce111" office:value-type="float" office:value="0.043776" calcext:value-type="float">
            <text:p>0.043776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table:style-name="ce123" office:value-type="float" office:value="0.072704" calcext:value-type="float">
            <text:p>0.072704</text:p>
          </table:table-cell>
          <table:table-cell table:style-name="ce123" office:value-type="float" office:value="0.054102" calcext:value-type="float">
            <text:p>0.054102</text:p>
          </table:table-cell>
          <table:table-cell table:style-name="ce123" office:value-type="float" office:value="0.047282" calcext:value-type="float">
            <text:p>0.047282</text:p>
          </table:table-cell>
          <table:table-cell table:style-name="ce114" table:formula="of:=SQRT(0.0585)" office:value-type="float" office:value="0.241867732448956" calcext:value-type="float">
            <text:p>0.241867732448956</text:p>
          </table:table-cell>
          <table:table-cell table:style-name="ce114" table:number-columns-repeated="2"/>
          <table:table-cell table:style-name="ce111" table:formula="of:=SQRT(0.005563)" office:value-type="float" office:value="0.0745855213831746" calcext:value-type="float">
            <text:p>0.074585521383175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table:style-name="ce123" office:value-type="float" office:value="0.040164" calcext:value-type="float">
            <text:p>0.040164</text:p>
          </table:table-cell>
          <table:table-cell table:style-name="ce123" office:value-type="float" office:value="0.046258" calcext:value-type="float">
            <text:p>0.046258</text:p>
          </table:table-cell>
          <table:table-cell table:style-name="ce123" office:value-type="float" office:value="0.034839" calcext:value-type="float">
            <text:p>0.034839</text:p>
          </table:table-cell>
          <table:table-cell table:style-name="ce111" office:value-type="float" office:value="0.041954" calcext:value-type="float">
            <text:p>0.041954</text:p>
          </table:table-cell>
          <table:table-cell table:style-name="ce114" table:number-columns-repeated="2"/>
          <table:table-cell table:style-name="ce111" office:value-type="float" office:value="0.041937" calcext:value-type="float">
            <text:p>0.041937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table:style-name="ce123" office:value-type="float" office:value="0.070661" calcext:value-type="float">
            <text:p>0.070661</text:p>
          </table:table-cell>
          <table:table-cell table:style-name="ce123" office:value-type="float" office:value="0.061329" calcext:value-type="float">
            <text:p>0.061329</text:p>
          </table:table-cell>
          <table:table-cell table:style-name="ce123" office:value-type="float" office:value="0.043057" calcext:value-type="float">
            <text:p>0.043057</text:p>
          </table:table-cell>
          <table:table-cell table:style-name="ce111" table:formula="of:=SQRT(0.003419)" office:value-type="float" office:value="0.0584722156241749" calcext:value-type="float">
            <text:p>0.058472215624175</text:p>
          </table:table-cell>
          <table:table-cell table:style-name="ce114" table:number-columns-repeated="2"/>
          <table:table-cell table:style-name="ce111" table:formula="of:=SQRT(0.003415)" office:value-type="float" office:value="0.0584380013347479" calcext:value-type="float">
            <text:p>0.058438001334748</text:p>
          </table:table-cell>
          <table:table-cell table:style-name="ce114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3];[.C5];[.C7])" office:value-type="float" office:value="0.051254" calcext:value-type="float">
            <text:p>0.051254</text:p>
          </table:table-cell>
          <table:table-cell table:style-name="ce119" table:formula="of:=AVERAGE([.D3];[.D5];[.D7])" office:value-type="float" office:value="0.05763" calcext:value-type="float">
            <text:p>0.05763</text:p>
          </table:table-cell>
          <table:table-cell table:style-name="ce119" table:formula="of:=AVERAGE([.E3];[.E5];[.E7])" office:value-type="float" office:value="0.037211" calcext:value-type="float">
            <text:p>0.037211</text:p>
          </table:table-cell>
          <table:table-cell table:style-name="ce119" table:formula="of:=AVERAGE([.F3];[.F5];[.F7])" office:value-type="float" office:value="0.0487363333333333" calcext:value-type="float">
            <text:p>0.048736333333333</text:p>
          </table:table-cell>
          <table:table-cell table:style-name="ce119" table:formula="of:=AVERAGE([.G3];[.G5];[.G7])" office:value-type="float" office:value="0.0606516666666667" calcext:value-type="float">
            <text:p>0.060651666666667</text:p>
          </table:table-cell>
          <table:table-cell table:style-name="ce119" table:formula="of:=AVERAGE([.H3];[.H5];[.H7])" office:value-type="float" office:value="0.0367" calcext:value-type="float">
            <text:p>0.0367</text:p>
          </table:table-cell>
          <table:table-cell table:style-name="ce119" table:formula="of:=AVERAGE([.I3];[.I5];[.I7])" office:value-type="float" office:value="0.041743" calcext:value-type="float">
            <text:p>0.041743</text:p>
          </table:table-cell>
          <table:table-cell table:style-name="ce119" table:formula="of:=AVERAGE([.J3];[.J5];[.J7])" office:value-type="float" office:value="0.0435283333333333" calcext:value-type="float">
            <text:p>0.043528333333333</text:p>
          </table:table-cell>
          <table:table-cell table:style-name="ce119" table:formula="of:=AVERAGE([.K3];[.K5];[.K7])" office:value-type="float" office:value="0.0358703333333333" calcext:value-type="float">
            <text:p>0.035870333333333</text:p>
          </table:table-cell>
          <table:table-cell table:style-name="ce119" table:formula="of:=AVERAGE([.L5];[.L7];[.L7])" office:value-type="float" office:value="0.0543026666666667" calcext:value-type="float">
            <text:p>0.054302666666667</text:p>
          </table:table-cell>
          <table:table-cell table:style-name="ce114" table:number-columns-repeated="2"/>
          <table:table-cell table:style-name="ce119" table:formula="of:=AVERAGE([.O5];[.O7];[.O7])" office:value-type="float" office:value="0.04255" calcext:value-type="float">
            <text:p>0.04255</text:p>
          </table:table-cell>
          <table:table-cell table:style-name="ce114" table:number-columns-repeated="2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4];[.C6];[.C8])" office:value-type="float" office:value="0.0910403333333333" calcext:value-type="float">
            <text:p>0.091040333333333</text:p>
          </table:table-cell>
          <table:table-cell table:style-name="ce119" table:formula="of:=AVERAGE([.D4];[.D6];[.D8])" office:value-type="float" office:value="0.0837133333333333" calcext:value-type="float">
            <text:p>0.083713333333333</text:p>
          </table:table-cell>
          <table:table-cell table:style-name="ce119" table:formula="of:=AVERAGE([.E4];[.E6];[.E8])" office:value-type="float" office:value="0.0559656666666667" calcext:value-type="float">
            <text:p>0.055965666666667</text:p>
          </table:table-cell>
          <table:table-cell table:style-name="ce119" table:formula="of:=AVERAGE([.F4];[.F6];[.F8])" office:value-type="float" office:value="0.0887766412189357" calcext:value-type="float">
            <text:p>0.088776641218936</text:p>
          </table:table-cell>
          <table:table-cell table:style-name="ce119" table:formula="of:=AVERAGE([.G4];[.G6];[.G8])" office:value-type="float" office:value="0.163144082124115" calcext:value-type="float">
            <text:p>0.163144082124115</text:p>
          </table:table-cell>
          <table:table-cell table:style-name="ce119" table:formula="of:=AVERAGE([.H4];[.H6];[.H8])" office:value-type="float" office:value="0.056699740932214" calcext:value-type="float">
            <text:p>0.056699740932214</text:p>
          </table:table-cell>
          <table:table-cell table:style-name="ce119" table:formula="of:=AVERAGE([.I4];[.I6];[.I8])" office:value-type="float" office:value="0.071891" calcext:value-type="float">
            <text:p>0.071891</text:p>
          </table:table-cell>
          <table:table-cell table:style-name="ce119" table:formula="of:=AVERAGE([.J4];[.J6];[.J8])" office:value-type="float" office:value="0.0538706666666667" calcext:value-type="float">
            <text:p>0.053870666666667</text:p>
          </table:table-cell>
          <table:table-cell table:style-name="ce119" table:formula="of:=AVERAGE([.K4];[.K6];[.K8])" office:value-type="float" office:value="0.0449616666666667" calcext:value-type="float">
            <text:p>0.044961666666667</text:p>
          </table:table-cell>
          <table:table-cell table:style-name="ce119" table:formula="of:=AVERAGE([.L6];[.L8];[.L8])" office:value-type="float" office:value="0.119604054565769" calcext:value-type="float">
            <text:p>0.119604054565769</text:p>
          </table:table-cell>
          <table:table-cell table:style-name="ce114" table:number-columns-repeated="2"/>
          <table:table-cell table:style-name="ce119" table:formula="of:=AVERAGE([.O6];[.O8];[.O8])" office:value-type="float" office:value="0.0638205080175568" calcext:value-type="float">
            <text:p>0.063820508017557</text:p>
          </table:table-cell>
          <table:table-cell table:style-name="ce114" table:number-columns-repeated="2"/>
        </table:table-row>
        <table:table-row table:style-name="ro1">
          <table:table-cell table:style-name="ce13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style-name="ce13" office:value-type="string" calcext:value-type="string" table:number-columns-spanned="3" table:number-rows-spanned="1">
            <text:p>With regularization =0.01</text:p>
          </table:table-cell>
          <table:covered-table-cell table:style-name="ce116"/>
          <table:covered-table-cell/>
          <table:table-cell table:style-name="ce13" office:value-type="string" calcext:value-type="string" table:number-columns-spanned="3" table:number-rows-spanned="1">
            <text:p>With regularization = 0.001</text:p>
          </table:table-cell>
          <table:covered-table-cell table:style-name="ce116"/>
          <table:covered-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Hyperparameters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ollution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Battery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50484" calcext:value-type="float">
            <text:p>0.050484</text:p>
          </table:table-cell>
          <table:table-cell office:value-type="float" office:value="0.079482" calcext:value-type="float">
            <text:p>0.079482</text:p>
          </table:table-cell>
          <table:table-cell office:value-type="float" office:value="0.003005" calcext:value-type="float">
            <text:p>0.003005</text:p>
          </table:table-cell>
          <table:table-cell table:style-name="ce130" office:value-type="float" office:value="0.049672" calcext:value-type="float">
            <text:p>0.049672</text:p>
          </table:table-cell>
          <table:table-cell table:style-name="ce130" office:value-type="float" office:value="0.059903" calcext:value-type="float">
            <text:p>0.059903</text:p>
          </table:table-cell>
          <table:table-cell table:style-name="ce130" office:value-type="float" office:value="0.004113" calcext:value-type="float">
            <text:p>0.00411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5326" calcext:value-type="float">
            <text:p>0.045326</text:p>
          </table:table-cell>
          <table:table-cell office:value-type="float" office:value="0.076321" calcext:value-type="float">
            <text:p>0.076321</text:p>
          </table:table-cell>
          <table:table-cell office:value-type="float" office:value="0.003283" calcext:value-type="float">
            <text:p>0.003283</text:p>
          </table:table-cell>
          <table:table-cell table:style-name="ce130" office:value-type="float" office:value="0.050589" calcext:value-type="float">
            <text:p>0.050589</text:p>
          </table:table-cell>
          <table:table-cell table:style-name="ce130" office:value-type="float" office:value="0.064074" calcext:value-type="float">
            <text:p>0.064074</text:p>
          </table:table-cell>
          <table:table-cell table:style-name="ce130" office:value-type="float" office:value="0.004026" calcext:value-type="float">
            <text:p>0.004026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8226" calcext:value-type="float">
            <text:p>0.048226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49481" calcext:value-type="float">
            <text:p>0.049481</text:p>
          </table:table-cell>
          <table:table-cell office:value-type="float" office:value="0.07406" calcext:value-type="float">
            <text:p>0.074060</text:p>
          </table:table-cell>
          <table:table-cell office:value-type="float" office:value="0.002849" calcext:value-type="float">
            <text:p>0.002849</text:p>
          </table:table-cell>
          <table:table-cell table:style-name="ce130" office:value-type="float" office:value="0.052128" calcext:value-type="float">
            <text:p>0.052128</text:p>
          </table:table-cell>
          <table:table-cell table:style-name="ce130" office:value-type="float" office:value="0.054003" calcext:value-type="float">
            <text:p>0.054003</text:p>
          </table:table-cell>
          <table:table-cell table:style-name="ce130" office:value-type="float" office:value="0.004773" calcext:value-type="float">
            <text:p>0.00477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2"/>
          <table:table-cell table:style-name="Default"/>
          <table:table-cell office:value-type="float" office:value="0.047304" calcext:value-type="float">
            <text:p>0.047304</text:p>
          </table:table-cell>
          <table:table-cell office:value-type="float" office:value="0.067638" calcext:value-type="float">
            <text:p>0.067638</text:p>
          </table:table-cell>
          <table:table-cell office:value-type="float" office:value="0.002893" calcext:value-type="float">
            <text:p>0.002893</text:p>
          </table:table-cell>
          <table:table-cell table:style-name="ce130" office:value-type="float" office:value="0.052663" calcext:value-type="float">
            <text:p>0.052663</text:p>
          </table:table-cell>
          <table:table-cell table:style-name="ce130" office:value-type="float" office:value="0.058724" calcext:value-type="float">
            <text:p>0.058724</text:p>
          </table:table-cell>
          <table:table-cell table:style-name="ce132" office:value-type="float" office:value="0.00525" calcext:value-type="float">
            <text:p>0.005250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0.074147" calcext:value-type="float">
            <text:p>0.074147</text:p>
          </table:table-cell>
          <table:table-cell table:style-name="ce124" office:value-type="float" office:value="0.003027" calcext:value-type="float">
            <text:p>0.003027</text:p>
          </table:table-cell>
          <table:table-cell office:value-type="float" office:value="0.051583" calcext:value-type="float">
            <text:p>0.051583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0.003474" calcext:value-type="float">
            <text:p>0.003474</text:p>
          </table:table-cell>
          <table:table-cell table:style-name="ce130" office:value-type="float" office:value="0.051458" calcext:value-type="float">
            <text:p>0.051458</text:p>
          </table:table-cell>
          <table:table-cell table:style-name="ce130" office:value-type="float" office:value="0.06341" calcext:value-type="float">
            <text:p>0.06341</text:p>
          </table:table-cell>
          <table:table-cell table:style-name="ce130" office:value-type="float" office:value="0.004356" calcext:value-type="float">
            <text:p>0.004356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50781" calcext:value-type="float">
            <text:p>0.050781</text:p>
          </table:table-cell>
          <table:table-cell office:value-type="float" office:value="0.073616" calcext:value-type="float">
            <text:p>0.073616</text:p>
          </table:table-cell>
          <table:table-cell office:value-type="float" office:value="0.004085" calcext:value-type="float">
            <text:p>0.004085</text:p>
          </table:table-cell>
          <table:table-cell table:style-name="ce130" office:value-type="float" office:value="0.055888" calcext:value-type="float">
            <text:p>0.055888</text:p>
          </table:table-cell>
          <table:table-cell table:style-name="ce130" office:value-type="float" office:value="0.066763" calcext:value-type="float">
            <text:p>0.066763</text:p>
          </table:table-cell>
          <table:table-cell table:style-name="ce130" office:value-type="float" office:value="0.006298" calcext:value-type="float">
            <text:p>0.006298</text:p>
          </table:table-cell>
          <table:table-cell table:number-columns-repeated="6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22];[.C24];[.C26])" office:value-type="float" office:value="0.048795" calcext:value-type="float">
            <text:p>0.048795</text:p>
          </table:table-cell>
          <table:table-cell table:style-name="ce119" table:formula="of:=AVERAGE([.D22];[.D24];[.D26])" office:value-type="float" office:value="0.0726313333333333" calcext:value-type="float">
            <text:p>0.072631333333333</text:p>
          </table:table-cell>
          <table:table-cell table:style-name="ce119" table:formula="of:=AVERAGE([.E22];[.E24];[.E26])" office:value-type="float" office:value="0.00296533333333333" calcext:value-type="float">
            <text:p>0.002965333333333</text:p>
          </table:table-cell>
          <table:table-cell table:style-name="ce119" table:formula="of:=AVERAGE([.F22];[.F24];[.F26])" office:value-type="float" office:value="0.050516" calcext:value-type="float">
            <text:p>0.050516</text:p>
          </table:table-cell>
          <table:table-cell table:style-name="ce129" table:formula="of:=AVERAGE([.G22];[.G24];[.G26])" office:value-type="float" office:value="0.0764033333333333" calcext:value-type="float">
            <text:p>0.076403</text:p>
          </table:table-cell>
          <table:table-cell table:style-name="ce119" table:formula="of:=AVERAGE([.H22];[.H24];[.H26])" office:value-type="float" office:value="0.00310933333333333" calcext:value-type="float">
            <text:p>0.003109333333333</text:p>
          </table:table-cell>
          <table:table-cell table:style-name="ce119" table:formula="of:=AVERAGE([.I22];[.I24];[.I26])" office:value-type="float" office:value="0.051086" calcext:value-type="float">
            <text:p>0.051086</text:p>
          </table:table-cell>
          <table:table-cell table:style-name="ce119" table:formula="of:=AVERAGE([.J22];[.J24];[.J26])" office:value-type="float" office:value="0.0591053333333333" calcext:value-type="float">
            <text:p>0.059105333333333</text:p>
          </table:table-cell>
          <table:table-cell table:style-name="ce119" table:formula="of:=AVERAGE([.K22];[.K24];[.K26])" office:value-type="float" office:value="0.004414" calcext:value-type="float">
            <text:p>0.004414</text:p>
          </table:table-cell>
          <table:table-cell table:number-columns-repeated="6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23];[.C25];[.C27])" office:value-type="string" office:string-value="" calcext:value-type="error">
            <text:p>#DIV/0!</text:p>
          </table:table-cell>
          <table:table-cell table:style-name="ce119" table:formula="of:=AVERAGE([.D23];[.D25];[.D27])" office:value-type="string" office:string-value="" calcext:value-type="error">
            <text:p>#DIV/0!</text:p>
          </table:table-cell>
          <table:table-cell table:style-name="ce119" table:formula="of:=AVERAGE([.E23];[.E25];[.E27])" office:value-type="string" office:string-value="" calcext:value-type="error">
            <text:p>#DIV/0!</text:p>
          </table:table-cell>
          <table:table-cell table:style-name="ce119" table:formula="of:=AVERAGE([.F23];[.F25];[.F27])" office:value-type="float" office:value="0.0478036666666667" calcext:value-type="float">
            <text:p>0.047803666666667</text:p>
          </table:table-cell>
          <table:table-cell table:style-name="ce119" table:formula="of:=AVERAGE([.G23];[.G25];[.G27])" office:value-type="float" office:value="0.072525" calcext:value-type="float">
            <text:p>0.072525</text:p>
          </table:table-cell>
          <table:table-cell table:style-name="ce119" table:formula="of:=AVERAGE([.H23];[.H25];[.H27])" office:value-type="float" office:value="0.00342033333333333" calcext:value-type="float">
            <text:p>0.003420333333333</text:p>
          </table:table-cell>
          <table:table-cell table:style-name="ce119" table:formula="of:=AVERAGE([.I23];[.I25];[.I27])" office:value-type="float" office:value="0.0530466666666667" calcext:value-type="float">
            <text:p>0.053046666666667</text:p>
          </table:table-cell>
          <table:table-cell table:style-name="ce119" table:formula="of:=AVERAGE([.J23];[.J25];[.J27])" office:value-type="float" office:value="0.063187" calcext:value-type="float">
            <text:p>0.063187</text:p>
          </table:table-cell>
          <table:table-cell table:style-name="ce119" table:formula="of:=AVERAGE([.K23];[.K25];[.K27])" office:value-type="float" office:value="0.00519133333333333" calcext:value-type="float">
            <text:p>0.005191333333333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number-columns-repeated="6"/>
        </table:table-row>
      </table:table>
      <table:table table:name="Summary2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7" table:number-columns-spanned="1" table:number-rows-spanned="2"/>
          <table:table-cell table:style-name="ce25" office:value-type="string" calcext:value-type="string" table:number-columns-spanned="7" table:number-rows-spanned="1">
            <text:p>WOFT</text:p>
          </table:table-cell>
          <table:covered-table-cell table:number-columns-repeated="5" table:style-name="ce25" office:value-type="string" calcext:value-type="string">
            <text:p>WOFT</text:p>
          </table:covered-table-cell>
          <table:covered-table-cell/>
          <table:table-cell table:number-columns-repeated="6"/>
        </table:table-row>
        <table:table-row table:style-name="ro1">
          <table:covered-table-cell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155" office:value-type="string" calcext:value-type="string">
            <text:p>VRADA-S</text:p>
          </table:table-cell>
          <table:table-cell table:style-name="ce155" office:value-type="string" calcext:value-type="string">
            <text:p>VRADA-C</text:p>
          </table:table-cell>
          <table:table-cell table:style-name="ce155" office:value-type="string" calcext:value-type="string">
            <text:p>LSTM</text:p>
          </table:table-cell>
          <table:table-cell table:style-name="ce155" office:value-type="string" calcext:value-type="string">
            <text:p>FCN</text:p>
          </table:table-cell>
          <table:table-cell table:number-columns-repeated="6"/>
        </table:table-row>
        <table:table-row table:style-name="ro1">
          <table:table-cell table:style-name="ce134" office:value-type="string" calcext:value-type="string">
            <text:p>POLLUTION</text:p>
          </table:table-cell>
          <table:table-cell table:style-name="ce139" office:value-type="float" office:value="0.043028" calcext:value-type="float">
            <text:p>0.043028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48795" calcext:value-type="float">
            <text:p>0.048795</text:p>
          </table:table-cell>
          <table:table-cell table:style-name="ce156" office:value-type="float" office:value="0.043168" calcext:value-type="float">
            <text:p>0.043168</text:p>
          </table:table-cell>
          <table:table-cell table:style-name="ce141" office:value-type="float" office:value="0.042705" calcext:value-type="float">
            <text:p>0.042705</text:p>
          </table:table-cell>
          <table:table-cell table:style-name="ce162" office:value-type="float" office:value="0.041901" calcext:value-type="float">
            <text:p>0.041901</text:p>
          </table:table-cell>
          <table:table-cell table:style-name="ce156" office:value-type="float" office:value="0.042661" calcext:value-type="float">
            <text:p>0.042661</text:p>
          </table:table-cell>
          <table:table-cell table:number-columns-repeated="6"/>
        </table:table-row>
        <table:table-row table:style-name="ro1">
          <table:table-cell table:style-name="ce134" office:value-type="string" calcext:value-type="string">
            <text:p>HR</text:p>
          </table:table-cell>
          <table:table-cell table:style-name="ce140" office:value-type="float" office:value="0.076297" calcext:value-type="float">
            <text:p>0.076297</text:p>
          </table:table-cell>
          <table:table-cell table:style-name="ce150" office:value-type="string" calcext:value-type="string">
            <text:p>-</text:p>
          </table:table-cell>
          <table:table-cell table:style-name="ce139" office:value-type="float" office:value="0.072631333333333" calcext:value-type="float">
            <text:p>0.072631</text:p>
          </table:table-cell>
          <table:table-cell table:style-name="ce156" office:value-type="float" office:value="0.084135333333333" calcext:value-type="float">
            <text:p>0.084135</text:p>
          </table:table-cell>
          <table:table-cell table:style-name="ce156" office:value-type="float" office:value="0.081985" calcext:value-type="float">
            <text:p>0.081985</text:p>
          </table:table-cell>
          <table:table-cell table:style-name="ce156" office:value-type="float" office:value="0.079913666666667" calcext:value-type="float">
            <text:p>0.079914</text:p>
          </table:table-cell>
          <table:table-cell table:style-name="ce162" office:value-type="float" office:value="0.068043666666667" calcext:value-type="float">
            <text:p>0.068044</text:p>
          </table:table-cell>
          <table:table-cell table:number-columns-repeated="6"/>
        </table:table-row>
        <table:table-row table:style-name="ro1">
          <table:table-cell table:style-name="ce134" office:value-type="string" calcext:value-type="string">
            <text:p>BATTERY</text:p>
          </table:table-cell>
          <table:table-cell table:style-name="ce141" office:value-type="float" office:value="0.002594" calcext:value-type="float">
            <text:p>0.002594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02965333333333" calcext:value-type="float">
            <text:p>0.002965</text:p>
          </table:table-cell>
          <table:table-cell table:style-name="ce156" office:value-type="float" office:value="0.003056" calcext:value-type="float">
            <text:p>0.003056</text:p>
          </table:table-cell>
          <table:table-cell table:style-name="ce156" office:value-type="float" office:value="0.003013" calcext:value-type="float">
            <text:p>0.003013</text:p>
          </table:table-cell>
          <table:table-cell table:style-name="ce156" office:value-type="float" office:value="0.002264" calcext:value-type="float">
            <text:p>0.002264</text:p>
          </table:table-cell>
          <table:table-cell table:style-name="ce162" office:value-type="float" office:value="0.00213" calcext:value-type="float">
            <text:p>0.002130</text:p>
          </table:table-cell>
          <table:table-cell table:number-columns-repeated="6"/>
        </table:table-row>
        <table:table-row table:style-name="ro1">
          <table:table-cell/>
          <table:table-cell table:formula="of:=AVERAGE([.B3:.B5])" office:value-type="float" office:value="0.0406396666666667" calcext:value-type="float">
            <text:p>0.040639666666667</text:p>
          </table:table-cell>
          <table:table-cell/>
          <table:table-cell table:style-name="ce115" table:formula="of:=AVERAGE([.D3:.D5])" office:value-type="float" office:value="0.0414638888888887" calcext:value-type="float">
            <text:p>0.041463888888889</text:p>
          </table:table-cell>
          <table:table-cell table:style-name="ce115" table:formula="of:=AVERAGE([.E3:.E5])" office:value-type="float" office:value="0.043453111111111" calcext:value-type="float">
            <text:p>0.043453111111111</text:p>
          </table:table-cell>
          <table:table-cell table:style-name="ce115" table:formula="of:=AVERAGE([.F3:.F5])" office:value-type="float" office:value="0.0425676666666667" calcext:value-type="float">
            <text:p>0.042567666666667</text:p>
          </table:table-cell>
          <table:table-cell table:style-name="ce115" table:formula="of:=AVERAGE([.G3:.G5])" office:value-type="float" office:value="0.0413595555555557" calcext:value-type="float">
            <text:p>0.041359555555556</text:p>
          </table:table-cell>
          <table:table-cell table:style-name="ce115" table:formula="of:=AVERAGE([.H3:.H5])" office:value-type="float" office:value="0.0376115555555557" calcext:value-type="float">
            <text:p>0.037611555555556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7" table:number-columns-spanned="1" table:number-rows-spanned="2"/>
          <table:table-cell table:style-name="ce30" office:value-type="string" calcext:value-type="string" table:number-columns-spanned="9" table:number-rows-spanned="1">
            <text:p>50-50</text:p>
          </table:table-cell>
          <table:covered-table-cell table:number-columns-repeated="2" table:style-name="ce31"/>
          <table:covered-table-cell table:number-columns-repeated="6"/>
          <table:table-cell table:number-columns-repeated="4"/>
        </table:table-row>
        <table:table-row table:style-name="ro1">
          <table:covered-table-cell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1" office:value-type="string" calcext:value-type="string">
            <text:p>VRADA-S</text:p>
          </table:table-cell>
          <table:table-cell table:style-name="ce31" office:value-type="string" calcext:value-type="string">
            <text:p>VRADA-C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FCN</text:p>
          </table:table-cell>
          <table:table-cell table:style-name="ce31" office:value-type="string" calcext:value-type="string">
            <text:p>LSTM-NOFT</text:p>
          </table:table-cell>
          <table:table-cell table:style-name="ce31" office:value-type="string" calcext:value-type="string">
            <text:p>FCN-NOFT</text:p>
          </table:table-cell>
          <table:table-cell table:number-columns-repeated="4"/>
        </table:table-row>
        <table:table-row table:style-name="ro1">
          <table:table-cell table:style-name="ce134" office:value-type="string" calcext:value-type="string">
            <text:p>POLLUTION</text:p>
          </table:table-cell>
          <table:table-cell table:style-name="ce32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1086" calcext:value-type="float">
            <text:p>0.051086</text:p>
          </table:table-cell>
          <table:table-cell table:style-name="ce157" office:value-type="float" office:value="0.046929" calcext:value-type="float">
            <text:p>0.046929</text:p>
          </table:table-cell>
          <table:table-cell table:style-name="ce160" office:value-type="float" office:value="0.048151" calcext:value-type="float">
            <text:p>0.048151</text:p>
          </table:table-cell>
          <table:table-cell table:style-name="ce31" office:value-type="float" office:value="0.042781" calcext:value-type="float">
            <text:p>0.042781</text:p>
          </table:table-cell>
          <table:table-cell table:style-name="ce157" office:value-type="float" office:value="0.047715666666667" calcext:value-type="float">
            <text:p>0.047716</text:p>
          </table:table-cell>
          <table:table-cell table:style-name="ce157" office:value-type="float" office:value="0.046712333333333" calcext:value-type="float">
            <text:p>0.046712</text:p>
          </table:table-cell>
          <table:table-cell table:style-name="ce157" office:value-type="float" office:value="0.049719666666667" calcext:value-type="float">
            <text:p>0.049720</text:p>
          </table:table-cell>
          <table:table-cell table:number-columns-repeated="4"/>
        </table:table-row>
        <table:table-row table:style-name="ro1">
          <table:table-cell table:style-name="ce134" office:value-type="string" calcext:value-type="string">
            <text:p>HR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9105333333333" calcext:value-type="float">
            <text:p>0.059105</text:p>
          </table:table-cell>
          <table:table-cell table:style-name="ce157" office:value-type="float" office:value="0.059760333333333" calcext:value-type="float">
            <text:p>0.059760</text:p>
          </table:table-cell>
          <table:table-cell table:style-name="ce157" office:value-type="float" office:value="0.06027" calcext:value-type="float">
            <text:p>0.060270</text:p>
          </table:table-cell>
          <table:table-cell table:style-name="ce157" office:value-type="float" office:value="0.065187333333333" calcext:value-type="float">
            <text:p>0.065187</text:p>
          </table:table-cell>
          <table:table-cell table:style-name="ce154" office:value-type="float" office:value="0.055097666666667" calcext:value-type="float">
            <text:p>0.055098</text:p>
          </table:table-cell>
          <table:table-cell table:style-name="ce157" office:value-type="float" office:value="0.057080333333333" calcext:value-type="float">
            <text:p>0.057080</text:p>
          </table:table-cell>
          <table:table-cell table:style-name="ce157" office:value-type="float" office:value="0.058844666666667" calcext:value-type="float">
            <text:p>0.058845</text:p>
          </table:table-cell>
          <table:table-cell table:number-columns-repeated="4"/>
        </table:table-row>
        <table:table-row table:style-name="ro1">
          <table:table-cell table:style-name="ce134" office:value-type="string" calcext:value-type="string">
            <text:p>BATTERY</text:p>
          </table:table-cell>
          <table:table-cell table:style-name="ce32" office:value-type="float" office:value="0.00389099067476933" calcext:value-type="float">
            <text:p>0.0038910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04414" calcext:value-type="float">
            <text:p>0.004414</text:p>
          </table:table-cell>
          <table:table-cell table:style-name="ce157" office:value-type="float" office:value="0.005358666666667" calcext:value-type="float">
            <text:p>0.005359</text:p>
          </table:table-cell>
          <table:table-cell table:style-name="ce122" office:value-type="float" office:value="0.005252" calcext:value-type="float">
            <text:p>0.005252</text:p>
          </table:table-cell>
          <table:table-cell table:style-name="ce154" office:value-type="float" office:value="0.003601666666667" calcext:value-type="float">
            <text:p>0.003602</text:p>
          </table:table-cell>
          <table:table-cell table:style-name="ce122" office:value-type="float" office:value="0.249746" calcext:value-type="float">
            <text:p>0.249746</text:p>
          </table:table-cell>
          <table:table-cell table:style-name="ce157" office:value-type="float" office:value="0.004309333333333" calcext:value-type="float">
            <text:p>0.004309</text:p>
          </table:table-cell>
          <table:table-cell table:style-name="ce122" office:value-type="float" office:value="0.003727" calcext:value-type="float">
            <text:p>0.003727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7" table:number-columns-spanned="1" table:number-rows-spanned="2"/>
          <table:table-cell table:style-name="ce38" office:value-type="string" calcext:value-type="string" table:number-columns-spanned="13" table:number-rows-spanned="1">
            <text:p>WFT</text:p>
          </table:table-cell>
          <table:covered-table-cell table:number-columns-repeated="2" table:style-name="ce39"/>
          <table:covered-table-cell table:number-columns-repeated="10"/>
        </table:table-row>
        <table:table-row table:style-name="ro1">
          <table:covered-table-cell table:style-name="ce111"/>
          <table:table-cell table:style-name="ce39" office:value-type="string" calcext:value-type="string">
            <text:p>XGBOOST</text:p>
          </table:table-cell>
          <table:table-cell table:style-name="ce39" office:value-type="string" calcext:value-type="string">
            <text:p>GP</text:p>
          </table:table-cell>
          <table:table-cell table:style-name="ce39" office:value-type="string" calcext:value-type="string">
            <text:p>RESNET</text:p>
          </table:table-cell>
          <table:table-cell table:style-name="ce39" office:value-type="string" calcext:value-type="string">
            <text:p>VRADA-S</text:p>
          </table:table-cell>
          <table:table-cell table:style-name="ce39" office:value-type="string" calcext:value-type="string">
            <text:p>VRADA-C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string" calcext:value-type="string">
            <text:p>FCN</text:p>
          </table:table-cell>
          <table:table-cell table:style-name="ce39" office:value-type="string" calcext:value-type="string">
            <text:p>LSTM-NOFT</text:p>
          </table:table-cell>
          <table:table-cell table:style-name="ce39" office:value-type="string" calcext:value-type="string">
            <text:p>FCN-NOFT</text:p>
          </table:table-cell>
          <table:table-cell table:style-name="ce62" office:value-type="string" calcext:value-type="string">
            <text:p>LSTM-MAML</text:p>
          </table:table-cell>
          <table:table-cell table:style-name="ce62" office:value-type="string" calcext:value-type="string">
            <text:p>L-MAML-NOFT</text:p>
          </table:table-cell>
          <table:table-cell table:style-name="ce62" office:value-type="string" calcext:value-type="string">
            <text:p>FCN-MAML</text:p>
          </table:table-cell>
          <table:table-cell table:style-name="ce62" office:value-type="string" calcext:value-type="string">
            <text:p>FCN-MAML-NOFL</text:p>
          </table:table-cell>
        </table:table-row>
        <table:table-row table:style-name="ro1">
          <table:table-cell table:style-name="ce134"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4" office:value-type="float" office:value="0.040665666666667" calcext:value-type="float">
            <text:p>0.040666</text:p>
          </table:table-cell>
          <table:table-cell table:style-name="ce149" office:value-type="float" office:value="0.051758" calcext:value-type="float">
            <text:p>0.051758</text:p>
          </table:table-cell>
          <table:table-cell table:style-name="ce151" office:value-type="float" office:value="0.041002" calcext:value-type="float">
            <text:p>0.041002</text:p>
          </table:table-cell>
          <table:table-cell table:style-name="ce151" office:value-type="float" office:value="0.043895666666667" calcext:value-type="float">
            <text:p>0.043896</text:p>
          </table:table-cell>
          <table:table-cell table:style-name="ce159" office:value-type="float" office:value="0.041287" calcext:value-type="float">
            <text:p>0.041287</text:p>
          </table:table-cell>
          <table:table-cell table:style-name="ce159" office:value-type="float" office:value="0.041738666666667" calcext:value-type="float">
            <text:p>0.041739</text:p>
          </table:table-cell>
          <table:table-cell table:style-name="ce159" office:value-type="float" office:value="0.0489045" calcext:value-type="float">
            <text:p>0.048905</text:p>
          </table:table-cell>
          <table:table-cell table:style-name="ce159" office:value-type="float" office:value="0.1852285" calcext:value-type="float">
            <text:p>0.185229</text:p>
          </table:table-cell>
        </table:table-row>
        <table:table-row table:style-name="ro1">
          <table:table-cell table:style-name="ce134"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52" office:value-type="float" office:value="0.078850666666667" calcext:value-type="float">
            <text:p>0.078851</text:p>
          </table:table-cell>
          <table:table-cell table:style-name="ce151" office:value-type="float" office:value="0.115782666666667" calcext:value-type="float">
            <text:p>0.115783</text:p>
          </table:table-cell>
          <table:table-cell table:style-name="ce151" office:value-type="float" office:value="0.079010666666667" calcext:value-type="float">
            <text:p>0.079011</text:p>
          </table:table-cell>
          <table:table-cell table:style-name="ce164" office:value-type="float" office:value="0.064072333333333" calcext:value-type="float">
            <text:p>0.064072</text:p>
          </table:table-cell>
          <table:table-cell table:style-name="ce159" office:value-type="float" office:value="0.085601666666667" calcext:value-type="float">
            <text:p>0.085602</text:p>
          </table:table-cell>
          <table:table-cell table:style-name="ce159" office:value-type="float" office:value="0.08497" calcext:value-type="float">
            <text:p>0.084970</text:p>
          </table:table-cell>
          <table:table-cell table:style-name="ce65" office:value-type="float" office:value="0.083335333333333" calcext:value-type="float">
            <text:p>0.083335</text:p>
          </table:table-cell>
          <table:table-cell table:style-name="ce159" office:value-type="float" office:value="0.086159333333333" calcext:value-type="float">
            <text:p>0.086159</text:p>
          </table:table-cell>
        </table:table-row>
        <table:table-row table:style-name="ro1">
          <table:table-cell table:style-name="ce134"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57" office:value-type="float" office:value="0.001645" calcext:value-type="float">
            <text:p>0.001645</text:p>
          </table:table-cell>
          <table:table-cell table:style-name="ce149" office:value-type="float" office:value="0.010029" calcext:value-type="float">
            <text:p>0.010029</text:p>
          </table:table-cell>
          <table:table-cell table:style-name="ce151" office:value-type="float" office:value="0.002644333333333" calcext:value-type="float">
            <text:p>0.002644</text:p>
          </table:table-cell>
          <table:table-cell table:style-name="ce151" office:value-type="float" office:value="0.001886666666667" calcext:value-type="float">
            <text:p>0.001887</text:p>
          </table:table-cell>
          <table:table-cell table:style-name="ce64" office:value-type="float" office:value="0.001586333333333" calcext:value-type="float">
            <text:p>0.001586</text:p>
          </table:table-cell>
          <table:table-cell table:style-name="ce159" office:value-type="float" office:value="0.005157" calcext:value-type="float">
            <text:p>0.005157</text:p>
          </table:table-cell>
          <table:table-cell table:style-name="ce159" office:value-type="float" office:value="0.036938" calcext:value-type="float">
            <text:p>0.036938</text:p>
          </table:table-cell>
          <table:table-cell table:style-name="ce159" office:value-type="float" office:value="0.041976333333333" calcext:value-type="float">
            <text:p>0.041976</text:p>
          </table:table-cell>
        </table:table-row>
        <table:table-row table:style-name="ro1">
          <table:table-cell/>
          <table:table-cell table:style-name="ce115" table:formula="of:=AVERAGE([.B17:.B19])" office:value-type="string" office:string-value="" calcext:value-type="error">
            <text:p>#DIV/0!</text:p>
          </table:table-cell>
          <table:table-cell table:style-name="ce115" table:formula="of:=AVERAGE([.C17:.C19])" office:value-type="float" office:value="0.1236696" calcext:value-type="float">
            <text:p>0.1236696</text:p>
          </table:table-cell>
          <table:table-cell table:style-name="ce115" table:formula="of:=AVERAGE([.D17:.D19])" office:value-type="float" office:value="0.0433426666666667" calcext:value-type="float">
            <text:p>0.043342666666667</text:p>
          </table:table-cell>
          <table:table-cell table:style-name="ce115" table:formula="of:=AVERAGE([.E17:.E19])" office:value-type="float" office:value="0.0426465555555557" calcext:value-type="float">
            <text:p>0.042646555555556</text:p>
          </table:table-cell>
          <table:table-cell table:style-name="ce115" table:formula="of:=AVERAGE([.F17:.F19])" office:value-type="float" office:value="0.0419024444444443" calcext:value-type="float">
            <text:p>0.041902444444444</text:p>
          </table:table-cell>
          <table:table-cell table:style-name="ce115" table:formula="of:=AVERAGE([.G17:.G19])" office:value-type="float" office:value="0.0403871111111113" calcext:value-type="float">
            <text:p>0.040387111111111</text:p>
          </table:table-cell>
          <table:table-cell table:style-name="ce115" table:formula="of:=AVERAGE([.H17:.H19])" office:value-type="float" office:value="0.059189888888889" calcext:value-type="float">
            <text:p>0.059189888888889</text:p>
          </table:table-cell>
          <table:table-cell table:style-name="ce115" table:formula="of:=AVERAGE([.I17:.I19])" office:value-type="float" office:value="0.0408856666666667" calcext:value-type="float">
            <text:p>0.040885666666667</text:p>
          </table:table-cell>
          <table:table-cell table:style-name="ce115" table:formula="of:=AVERAGE([.J17:.J19])" office:value-type="float" office:value="0.0366182222222223" calcext:value-type="float">
            <text:p>0.036618222222222</text:p>
          </table:table-cell>
          <table:table-cell table:number-columns-repeated="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12"/>
        </table:table-row>
      </table:table>
      <table:table table:name="Summary" table:style-name="ta1">
        <table:table-column table:style-name="co1" table:default-cell-style-name="ce134"/>
        <table:table-column table:style-name="co1" table:default-cell-style-name="ce51"/>
        <table:table-column table:style-name="co1" table:default-cell-style-name="Default"/>
        <table:table-column table:style-name="co1" table:default-cell-style-name="ce150"/>
        <table:table-column table:style-name="co1" table:default-cell-style-name="ce140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2">
          <table:table-cell table:style-name="ce111" table:number-columns-repeated="2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39"/>
          <table:table-cell table:style-name="ce142" office:value-type="string" calcext:value-type="string" table:number-columns-spanned="3" table:number-rows-spanned="1">
            <text:p>50-50 (2)</text:p>
          </table:table-cell>
          <table:covered-table-cell table:number-columns-repeated="2" table:style-name="ce31"/>
          <table:table-cell table:style-name="ce167" office:value-type="string" calcext:value-type="string" table:number-columns-spanned="3" table:number-rows-spanned="1">
            <text:p>WOFT</text:p>
          </table:table-cell>
          <table:covered-table-cell table:number-columns-repeated="2" table:style-name="ce150"/>
        </table:table-row>
        <table:table-row table:style-name="ro2">
          <table:table-cell table:style-name="ce111" table:number-columns-repeated="2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9" office:value-type="string" calcext:value-type="string">
            <text:p>XGBOOST</text:p>
          </table:table-cell>
          <table:table-cell table:style-name="ce39" office:value-type="string" calcext:value-type="string">
            <text:p>GP</text:p>
          </table:table-cell>
          <table:table-cell table:style-name="ce164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137" office:value-type="string" calcext:value-type="string">
            <text:p>VRADA-S(1)</text:p>
          </table:table-cell>
          <table:table-cell table:style-name="ce137" office:value-type="string" calcext:value-type="string">
            <text:p>VRADA-C(1)</text:p>
          </table:table-cell>
          <table:table-cell table:style-name="ce137"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 table:style-name="ce165"/>
          <table:table-cell table:style-name="ce151" office:value-type="float" office:value="0.0491265" calcext:value-type="float">
            <text:p>0.049127</text:p>
          </table:table-cell>
          <table:table-cell table:style-name="ce151" office:value-type="float" office:value="0.048736333333333" calcext:value-type="float">
            <text:p>0.048736</text:p>
          </table:table-cell>
          <table:table-cell table:style-name="ce145" office:value-type="float" office:value="0.0417605" calcext:value-type="float">
            <text:p>0.0417605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5"/>
          <table:table-cell table:style-name="ce151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style-name="ce145" table:formula="of:=SQRT(0.00463304250722886)" office:value-type="float" office:value="0.0680664565496755" calcext:value-type="float">
            <text:p>0.0680665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8"/>
          <table:table-cell table:style-name="ce150"/>
          <table:table-cell table:style-name="ce140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49"/>
          <table:table-cell table:style-name="ce151" office:value-type="float" office:value="0.1182333" calcext:value-type="float">
            <text:p>0.118233</text:p>
          </table:table-cell>
          <table:table-cell table:style-name="ce151" office:value-type="float" office:value="0.060651666666667" calcext:value-type="float">
            <text:p>0.060652</text:p>
          </table:table-cell>
          <table:table-cell table:style-name="ce145" office:value-type="float" office:value="0.1025562" calcext:value-type="float">
            <text:p>0.1025562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39"/>
          <table:table-cell table:style-name="ce150"/>
          <table:table-cell table:style-name="ce168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9"/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51" office:value-type="float" office:value="0.163144082124115" calcext:value-type="float">
            <text:p>0.163144</text:p>
          </table:table-cell>
          <table:table-cell table:style-name="ce145" table:formula="of:=SQRT(0.0146022531814846)" office:value-type="float" office:value="0.12083978310757" calcext:value-type="float">
            <text:p>0.120839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0"/>
          <table:table-cell table:style-name="ce150"/>
          <table:table-cell table:style-name="ce168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49"/>
          <table:table-cell table:style-name="ce151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style-name="ce145" office:value-type="float" office:value="0.237677286162663" calcext:value-type="float">
            <text:p>0.2376773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69"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49"/>
          <table:table-cell table:style-name="ce151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style-name="ce145" table:formula="of:=SQRT(0.0741558515244767)" office:value-type="float" office:value="0.272315720303615" calcext:value-type="float">
            <text:p>0.2723157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70"/>
          <table:table-cell table:style-name="ce150"/>
          <table:table-cell table:style-name="ce14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1743" calcext:value-type="float">
            <text:p>0.041743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22" office:value-type="string" calcext:value-type="string">
            <text:p>-</text:p>
          </table:table-cell>
          <table:table-cell table:style-name="ce157" office:value-type="float" office:value="0.071891" calcext:value-type="float">
            <text:p>0.07189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3528333333333" calcext:value-type="float">
            <text:p>0.043528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53870666666667" calcext:value-type="float">
            <text:p>0.05387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35870333333333" calcext:value-type="float">
            <text:p>0.03587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4961666666667" calcext:value-type="float">
            <text:p>0.04496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39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39" office:value-type="string" calcext:value-type="string">
            <text:p>XGBOOST</text:p>
          </table:table-cell>
          <table:table-cell table:style-name="ce39" office:value-type="string" calcext:value-type="string">
            <text:p>GP</text:p>
          </table:table-cell>
          <table:table-cell table:style-name="ce39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64" office:value-type="float" office:value="0.048736333333333" calcext:value-type="float">
            <text:p>0.048736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64" office:value-type="float" office:value="0.060651666666667" calcext:value-type="float">
            <text:p>0.060652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64" office:value-type="float" office:value="0.163144082124115" calcext:value-type="float">
            <text:p>0.163144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64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number-columns-repeated="12"/>
        </table:table-row>
      </table:table>
      <table:table table:name="VRADA" table:style-name="ta1">
        <table:table-column table:style-name="co1" table:default-cell-style-name="ce7"/>
        <table:table-column table:style-name="co1" table:default-cell-style-name="ce111"/>
        <table:table-column table:style-name="co14" table:default-cell-style-name="ce122"/>
        <table:table-column table:style-name="co1" table:number-columns-repeated="2" table:default-cell-style-name="ce123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3" table:default-cell-style-name="ce123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084793" calcext:value-type="float">
            <text:p>0.084793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46902" calcext:value-type="float">
            <text:p>0.046902</text:p>
          </table:table-cell>
          <table:table-cell office:value-type="float" office:value="0.069425" calcext:value-type="float">
            <text:p>0.069425</text:p>
          </table:table-cell>
          <table:table-cell office:value-type="float" office:value="0.005188" calcext:value-type="float">
            <text:p>0.005188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1685" calcext:value-type="float">
            <text:p>0.041685</text:p>
          </table:table-cell>
          <table:table-cell office:value-type="float" office:value="0.084806" calcext:value-type="float">
            <text:p>0.084806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47862" calcext:value-type="float">
            <text:p>0.047862</text:p>
          </table:table-cell>
          <table:table-cell table:style-name="ce172" office:value-type="float" office:value="0.059618" calcext:value-type="float">
            <text:p>0.0596180</text:p>
          </table:table-cell>
          <table:table-cell table:style-name="ce115" office:value-type="float" office:value="0.005187" calcext:value-type="float">
            <text:p>0.00518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42438" calcext:value-type="float">
            <text:p>0.042438</text:p>
          </table:table-cell>
          <table:table-cell office:value-type="float" office:value="0.081153" calcext:value-type="float">
            <text:p>0.08115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4711" calcext:value-type="float">
            <text:p>0.04711</text:p>
          </table:table-cell>
          <table:table-cell table:style-name="ce172" office:value-type="float" office:value="0.05936" calcext:value-type="float">
            <text:p>0.0593600</text:p>
          </table:table-cell>
          <table:table-cell office:value-type="float" office:value="0.005732" calcext:value-type="float">
            <text:p>0.00573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/>
          <table:table-cell table:style-name="ce163"/>
          <table:table-cell/>
          <table:table-cell office:value-type="float" office:value="0.042438" calcext:value-type="float">
            <text:p>0.042438</text:p>
          </table:table-cell>
          <table:table-cell office:value-type="float" office:value="0.081158" calcext:value-type="float">
            <text:p>0.081158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48336" calcext:value-type="float">
            <text:p>0.048336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05733" calcext:value-type="float">
            <text:p>0.0057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3547" calcext:value-type="float">
            <text:p>0.043547</text:p>
          </table:table-cell>
          <table:table-cell table:style-name="ce122" office:value-type="float" office:value="0.082094" calcext:value-type="float">
            <text:p>0.08209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8133" calcext:value-type="float">
            <text:p>0.08133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46775" calcext:value-type="float">
            <text:p>0.046775</text:p>
          </table:table-cell>
          <table:table-cell office:value-type="float" office:value="0.060303" calcext:value-type="float">
            <text:p>0.060303</text:p>
          </table:table-cell>
          <table:table-cell office:value-type="float" office:value="0.005156" calcext:value-type="float">
            <text:p>0.00515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275" calcext:value-type="float">
            <text:p>0.042750</text:p>
          </table:table-cell>
          <table:table-cell office:value-type="float" office:value="0.081289" calcext:value-type="float">
            <text:p>0.081289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49293" calcext:value-type="float">
            <text:p>0.049293</text:p>
          </table:table-cell>
          <table:table-cell office:value-type="float" office:value="0.064044" calcext:value-type="float">
            <text:p>0.064044</text:p>
          </table:table-cell>
          <table:table-cell office:value-type="float" office:value="0.005153" calcext:value-type="float">
            <text:p>0.005153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31683333333333" calcext:value-type="float">
            <text:p>0.043168</text:p>
          </table:table-cell>
          <table:table-cell table:style-name="ce10" table:formula="of:=AVERAGE([.D3];[.D3];[.D5])" office:value-type="float" office:value="0.0841353333333333" calcext:value-type="float">
            <text:p>0.084135333333333</text:p>
          </table:table-cell>
          <table:table-cell table:style-name="ce129" table:formula="of:=AVERAGE([.E3];[.E5];[.E7])" office:value-type="float" office:value="0.00305566666666667" calcext:value-type="float">
            <text:p>0.003056</text:p>
          </table:table-cell>
          <table:table-cell table:style-name="ce129" table:formula="of:=AVERAGE([.F3];[.F5];[.F7])" office:value-type="float" office:value="0.0422863333333333" calcext:value-type="float">
            <text:p>0.042286</text:p>
          </table:table-cell>
          <table:table-cell table:style-name="ce129" table:formula="of:=AVERAGE([.G3];[.G5];[.G7])" office:value-type="float" office:value="0.0824253333333333" calcext:value-type="float">
            <text:p>0.082425</text:p>
          </table:table-cell>
          <table:table-cell table:style-name="ce10" table:formula="of:=AVERAGE([.H3];[.H5];[.H7])" office:value-type="float" office:value="0.00322866666666667" calcext:value-type="float">
            <text:p>0.003228666666667</text:p>
          </table:table-cell>
          <table:table-cell table:style-name="ce10" table:formula="of:=AVERAGE([.I3];[.I5];[.I7])" office:value-type="float" office:value="0.046929" calcext:value-type="float">
            <text:p>0.046929</text:p>
          </table:table-cell>
          <table:table-cell table:style-name="ce10" table:formula="of:=AVERAGE([.J4];[.J5];[.J7])" office:value-type="float" office:value="0.0597603333333333" calcext:value-type="float">
            <text:p>0.059760333333333</text:p>
          </table:table-cell>
          <table:table-cell table:style-name="ce10" table:formula="of:=AVERAGE([.K3];[.K5];[.K7])" office:value-type="float" office:value="0.00535866666666667" calcext:value-type="float">
            <text:p>0.005358666666667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29" table:formula="of:=AVERAGE([.F4];[.F6];[.F8])" office:value-type="float" office:value="0.042291" calcext:value-type="float">
            <text:p>0.042291</text:p>
          </table:table-cell>
          <table:table-cell table:style-name="ce129" table:formula="of:=AVERAGE([.G4];[.G6];[.G8])" office:value-type="float" office:value="0.0824176666666667" calcext:value-type="float">
            <text:p>0.082418</text:p>
          </table:table-cell>
          <table:table-cell table:style-name="ce10" table:formula="of:=AVERAGE([.H4];[.H6];[.H8])" office:value-type="float" office:value="0.00322566666666667" calcext:value-type="float">
            <text:p>0.003225666666667</text:p>
          </table:table-cell>
          <table:table-cell table:style-name="ce10" table:formula="of:=AVERAGE([.I4];[.I6];[.I8])" office:value-type="float" office:value="0.048497" calcext:value-type="float">
            <text:p>0.048497</text:p>
          </table:table-cell>
          <table:table-cell table:style-name="ce10" table:formula="of:=AVERAGE([.J3];[.J6];[.J8])" office:value-type="float" office:value="0.0648523333333333" calcext:value-type="float">
            <text:p>0.064852333333333</text:p>
          </table:table-cell>
          <table:table-cell table:style-name="ce10" table:formula="of:=AVERAGE([.K4];[.K6];[.K8])" office:value-type="float" office:value="0.00535766666666667" calcext:value-type="float">
            <text:p>0.005357666666667</text:p>
          </table:table-cell>
        </table:table-row>
        <table:table-row table:style-name="ro1">
          <table:table-cell table:style-name="ce13" office:value-type="string" calcext:value-type="string">
            <text:p>Simple</text:p>
          </table:table-cell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443" calcext:value-type="float">
            <text:p>0.042443</text:p>
          </table:table-cell>
          <table:table-cell office:value-type="float" office:value="0.084723" calcext:value-type="float">
            <text:p>0.084723</text:p>
          </table:table-cell>
          <table:table-cell office:value-type="float" office:value="0.003116" calcext:value-type="float">
            <text:p>0.003116</text:p>
          </table:table-cell>
          <table:table-cell table:style-name="ce152" office:value-type="float" office:value="0.0417" calcext:value-type="float">
            <text:p>0.041700</text:p>
          </table:table-cell>
          <table:table-cell office:value-type="float" office:value="0.083948" calcext:value-type="float">
            <text:p>0.083948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47805" calcext:value-type="float">
            <text:p>0.047805</text:p>
          </table:table-cell>
          <table:table-cell office:value-type="float" office:value="0.05646" calcext:value-type="float">
            <text:p>0.05646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covered-table-cell table:style-name="ce111"/>
          <table:table-cell table:number-columns-repeated="4"/>
          <table:table-cell office:value-type="float" office:value="0.041721" calcext:value-type="float">
            <text:p>0.041721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47822" calcext:value-type="float">
            <text:p>0.047822</text:p>
          </table:table-cell>
          <table:table-cell office:value-type="float" office:value="0.056467" calcext:value-type="float">
            <text:p>0.056467</text:p>
          </table:table-cell>
          <table:table-cell office:value-type="float" office:value="0.00531" calcext:value-type="float">
            <text:p>0.0053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80858" calcext:value-type="float">
            <text:p>0.080858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4236" calcext:value-type="float">
            <text:p>0.042360</text:p>
          </table:table-cell>
          <table:table-cell office:value-type="float" office:value="0.079127" calcext:value-type="float">
            <text:p>0.079127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65" calcext:value-type="float">
            <text:p>0.048765</text:p>
          </table:table-cell>
          <table:table-cell office:value-type="float" office:value="0.061709" calcext:value-type="float">
            <text:p>0.061709</text:p>
          </table:table-cell>
          <table:table-cell office:value-type="float" office:value="0.005106" calcext:value-type="float">
            <text:p>0.00510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2389" calcext:value-type="float">
            <text:p>0.042389</text:p>
          </table:table-cell>
          <table:table-cell office:value-type="float" office:value="0.079116" calcext:value-type="float">
            <text:p>0.079116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95" calcext:value-type="float">
            <text:p>0.048795</text:p>
          </table:table-cell>
          <table:table-cell office:value-type="float" office:value="0.061631" calcext:value-type="float">
            <text:p>0.061631</text:p>
          </table:table-cell>
          <table:table-cell office:value-type="float" office:value="0.005107" calcext:value-type="float">
            <text:p>0.00510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41697" calcext:value-type="float">
            <text:p>0.041697</text:p>
          </table:table-cell>
          <table:table-cell office:value-type="float" office:value="0.078851" calcext:value-type="float">
            <text:p>0.078851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47847" calcext:value-type="float">
            <text:p>0.047847</text:p>
          </table:table-cell>
          <table:table-cell office:value-type="float" office:value="0.062787" calcext:value-type="float">
            <text:p>0.062787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1702" calcext:value-type="float">
            <text:p>0.041702</text:p>
          </table:table-cell>
          <table:table-cell office:value-type="float" office:value="0.078779" calcext:value-type="float">
            <text:p>0.078779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62806" calcext:value-type="float">
            <text:p>0.062806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71" table:formula="of:=AVERAGE([.C15];[.C17];[.C19])" office:value-type="float" office:value="0.0427053333333333" calcext:value-type="float">
            <text:p>0.0427053</text:p>
          </table:table-cell>
          <table:table-cell table:style-name="ce129" table:formula="of:=AVERAGE([.D15];[.D17];[.D19])" office:value-type="float" office:value="0.0819846666666667" calcext:value-type="float">
            <text:p>0.081985</text:p>
          </table:table-cell>
          <table:table-cell table:style-name="ce129" table:formula="of:=AVERAGE([.E15];[.E17];[.E19])" office:value-type="float" office:value="0.00301333333333333" calcext:value-type="float">
            <text:p>0.003013</text:p>
          </table:table-cell>
          <table:table-cell table:style-name="ce129" table:formula="of:=AVERAGE([.F15];[.F17];[.F19])" office:value-type="float" office:value="0.041919" calcext:value-type="float">
            <text:p>0.041919</text:p>
          </table:table-cell>
          <table:table-cell table:style-name="ce10" table:formula="of:=AVERAGE([.G15];[.G17];[.G19])" office:value-type="float" office:value="0.080642" calcext:value-type="float">
            <text:p>0.080642</text:p>
          </table:table-cell>
          <table:table-cell table:style-name="ce10" table:formula="of:=AVERAGE([.H15];[.H17];[.H19])" office:value-type="float" office:value="0.00314633333333333" calcext:value-type="float">
            <text:p>0.003146333333333</text:p>
          </table:table-cell>
          <table:table-cell table:style-name="ce10" table:formula="of:=AVERAGE([.I15];[.I17];[.I19])" office:value-type="float" office:value="0.048139" calcext:value-type="float">
            <text:p>0.048139</text:p>
          </table:table-cell>
          <table:table-cell table:style-name="ce129" table:formula="of:=AVERAGE([.J15];[.J17];[.J19])" office:value-type="float" office:value="0.0603186666666667" calcext:value-type="float">
            <text:p>0.060319</text:p>
          </table:table-cell>
          <table:table-cell table:style-name="ce129" table:formula="of:=AVERAGE([.K15];[.K17];[.K19])" office:value-type="float" office:value="0.00525233333333333" calcext:value-type="float">
            <text:p>0.005252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16];[.C18];[.C20])" office:value-type="string" office:string-value="" calcext:value-type="error">
            <text:p>#DIV/0!</text:p>
          </table:table-cell>
          <table:table-cell table:style-name="ce10" table:formula="of:=AVERAGE([.D16];[.D18];[.D20])" office:value-type="string" office:string-value="" calcext:value-type="error">
            <text:p>#DIV/0!</text:p>
          </table:table-cell>
          <table:table-cell table:style-name="ce10" table:formula="of:=AVERAGE([.E16];[.E18];[.E20])" office:value-type="string" office:string-value="" calcext:value-type="error">
            <text:p>#DIV/0!</text:p>
          </table:table-cell>
          <table:table-cell table:style-name="ce129" table:formula="of:=AVERAGE([.F16];[.F18];[.F20])" office:value-type="float" office:value="0.0419373333333333" calcext:value-type="float">
            <text:p>0.041937</text:p>
          </table:table-cell>
          <table:table-cell table:style-name="ce129" table:formula="of:=AVERAGE([.G16];[.G18];[.G20])" office:value-type="float" office:value="0.0806333333333333" calcext:value-type="float">
            <text:p>0.080633</text:p>
          </table:table-cell>
          <table:table-cell table:style-name="ce10" table:formula="of:=AVERAGE([.H16];[.H18];[.H20])" office:value-type="float" office:value="0.00314733333333333" calcext:value-type="float">
            <text:p>0.003147333333333</text:p>
          </table:table-cell>
          <table:table-cell table:style-name="ce10" table:formula="of:=AVERAGE([.I16];[.I18];[.I20])" office:value-type="float" office:value="0.048163" calcext:value-type="float">
            <text:p>0.048163</text:p>
          </table:table-cell>
          <table:table-cell table:style-name="ce129" table:formula="of:=AVERAGE([.J16];[.J18];[.J20])" office:value-type="float" office:value="0.0603013333333333" calcext:value-type="float">
            <text:p>0.060301</text:p>
          </table:table-cell>
          <table:table-cell table:style-name="ce10" table:formula="of:=AVERAGE([.K16];[.K18];[.K20])" office:value-type="float" office:value="0.005253" calcext:value-type="float">
            <text:p>0.005253</text:p>
          </table:table-cell>
        </table:table-row>
        <table:table-row table:style-name="ro1">
          <table:table-cell table:style-name="Default" office:value-type="string" calcext:value-type="string">
            <text:p>Complex</text:p>
          </table:table-cell>
          <table:table-cell table:style-name="Default" table:number-columns-repeated="10"/>
        </table:table-row>
      </table:table>
      <table:table table:name="LSTM" table:style-name="ta1"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table:style-name="ce111" office:value-type="string" calcext:value-type="string">
            <text:p>WORT</text:p>
          </table:table-cell>
          <table:table-cell table:style-name="ce111" office:value-type="string" calcext:value-type="string">
            <text:p>WRT</text:p>
          </table:table-cell>
          <table:table-cell table:number-columns-repeated="2" office:value-type="string" calcext:value-type="string">
            <text:p>WRT</text:p>
          </table:table-cell>
          <table:table-cell office:value-type="string" calcext:value-type="string">
            <text:p>50-50</text:p>
          </table:table-cell>
          <table:table-cell table:number-columns-repeated="2" table:style-name="ce111" office:value-type="string" calcext:value-type="string">
            <text:p>50-50</text:p>
          </table:table-cell>
          <table:table-cell table:number-columns-repeated="3" office:value-type="string" calcext:value-type="string">
            <text:p>STD-WRT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73" office:value-type="float" office:value="0.04112" calcext:value-type="float">
            <text:p>0.04112</text:p>
          </table:table-cell>
          <table:table-cell table:style-name="ce123" office:value-type="float" office:value="0.07929" calcext:value-type="float">
            <text:p>0.07929</text:p>
          </table:table-cell>
          <table:table-cell table:style-name="ce123" office:value-type="float" office:value="0.002446" calcext:value-type="float">
            <text:p>0.002446</text:p>
          </table:table-cell>
          <table:table-cell table:style-name="ce126" office:value-type="float" office:value="0.040312" calcext:value-type="float">
            <text:p>0.040312</text:p>
          </table:table-cell>
          <table:table-cell table:style-name="ce128" office:value-type="float" office:value="0.079118" calcext:value-type="float">
            <text:p>0.079118</text:p>
          </table:table-cell>
          <table:table-cell table:style-name="ce128" office:value-type="float" office:value="0.001718" calcext:value-type="float">
            <text:p>0.001718</text:p>
          </table:table-cell>
          <table:table-cell table:style-name="ce123" office:value-type="float" office:value="0.042759" calcext:value-type="float">
            <text:p>0.042759</text:p>
          </table:table-cell>
          <table:table-cell table:style-name="ce172" office:value-type="float" office:value="0.062908" calcext:value-type="float">
            <text:p>0.0629080</text:p>
          </table:table-cell>
          <table:table-cell table:style-name="ce123" office:value-type="float" office:value="0.003976" calcext:value-type="float">
            <text:p>0.003976</text:p>
          </table:table-cell>
          <table:table-cell table:style-name="ce126" office:value-type="float" office:value="0.018829" calcext:value-type="float">
            <text:p>0.018829</text:p>
          </table:table-cell>
          <table:table-cell table:style-name="ce128" office:value-type="float" office:value="0.044042" calcext:value-type="float">
            <text:p>0.044042</text:p>
          </table:table-cell>
          <table:table-cell table:style-name="ce128" office:value-type="float" office:value="0.002709" calcext:value-type="float">
            <text:p>0.002709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063" calcext:value-type="float">
            <text:p>0.040630</text:p>
          </table:table-cell>
          <table:table-cell table:style-name="ce128" office:value-type="float" office:value="0.078897" calcext:value-type="float">
            <text:p>0.078897</text:p>
          </table:table-cell>
          <table:table-cell table:style-name="ce128" office:value-type="float" office:value="0.002639" calcext:value-type="float">
            <text:p>0.002639</text:p>
          </table:table-cell>
          <table:table-cell table:style-name="ce123" office:value-type="float" office:value="0.046316" calcext:value-type="float">
            <text:p>0.046316</text:p>
          </table:table-cell>
          <table:table-cell table:style-name="ce123" office:value-type="float" office:value="0.056327" calcext:value-type="float">
            <text:p>0.056327</text:p>
          </table:table-cell>
          <table:table-cell table:style-name="ce123" office:value-type="float" office:value="0.004221" calcext:value-type="float">
            <text:p>0.004221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48" calcext:value-type="float">
            <text:p>0.04148</text:p>
          </table:table-cell>
          <table:table-cell table:style-name="ce123" office:value-type="float" office:value="0.077079" calcext:value-type="float">
            <text:p>0.077079</text:p>
          </table:table-cell>
          <table:table-cell table:style-name="ce123" office:value-type="float" office:value="0.002466" calcext:value-type="float">
            <text:p>0.002466</text:p>
          </table:table-cell>
          <table:table-cell table:style-name="ce126" office:value-type="float" office:value="0.040658" calcext:value-type="float">
            <text:p>0.040658</text:p>
          </table:table-cell>
          <table:table-cell table:style-name="ce128" office:value-type="float" office:value="0.078883" calcext:value-type="float">
            <text:p>0.078883</text:p>
          </table:table-cell>
          <table:table-cell table:style-name="ce128" office:value-type="float" office:value="0.001557" calcext:value-type="float">
            <text:p>0.001557</text:p>
          </table:table-cell>
          <table:table-cell table:style-name="ce123" office:value-type="float" office:value="0.042631" calcext:value-type="float">
            <text:p>0.042631</text:p>
          </table:table-cell>
          <table:table-cell table:style-name="ce172" office:value-type="float" office:value="0.064107" calcext:value-type="float">
            <text:p>0.0641070</text:p>
          </table:table-cell>
          <table:table-cell table:style-name="ce123" office:value-type="float" office:value="0.003344" calcext:value-type="float">
            <text:p>0.003344</text:p>
          </table:table-cell>
          <table:table-cell table:style-name="ce126" office:value-type="float" office:value="0.018759" calcext:value-type="float">
            <text:p>0.018759</text:p>
          </table:table-cell>
          <table:table-cell table:style-name="ce128" office:value-type="float" office:value="0.042823" calcext:value-type="float">
            <text:p>0.042823</text:p>
          </table:table-cell>
          <table:table-cell table:style-name="ce128" office:value-type="float" office:value="0.003356" calcext:value-type="float">
            <text:p>0.00335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123"/>
          <table:table-cell table:style-name="ce126" office:value-type="float" office:value="0.04096" calcext:value-type="float">
            <text:p>0.040960</text:p>
          </table:table-cell>
          <table:table-cell table:style-name="ce128" office:value-type="float" office:value="0.076909" calcext:value-type="float">
            <text:p>0.076909</text:p>
          </table:table-cell>
          <table:table-cell table:style-name="ce128" office:value-type="float" office:value="0.002619" calcext:value-type="float">
            <text:p>0.002619</text:p>
          </table:table-cell>
          <table:table-cell table:style-name="ce123" office:value-type="float" office:value="0.046657" calcext:value-type="float">
            <text:p>0.046657</text:p>
          </table:table-cell>
          <table:table-cell table:style-name="ce123" office:value-type="float" office:value="0.056486" calcext:value-type="float">
            <text:p>0.056486</text:p>
          </table:table-cell>
          <table:table-cell table:style-name="ce123" office:value-type="float" office:value="0.004774" calcext:value-type="float">
            <text:p>0.004774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764" calcext:value-type="float">
            <text:p>0.041764</text:p>
          </table:table-cell>
          <table:table-cell table:style-name="ce122" office:value-type="float" office:value="0.081811" calcext:value-type="float">
            <text:p>0.081811</text:p>
          </table:table-cell>
          <table:table-cell table:style-name="ce123" office:value-type="float" office:value="0.002472" calcext:value-type="float">
            <text:p>0.002472</text:p>
          </table:table-cell>
          <table:table-cell table:style-name="ce126" office:value-type="float" office:value="0.041027" calcext:value-type="float">
            <text:p>0.041027</text:p>
          </table:table-cell>
          <table:table-cell table:style-name="ce128" office:value-type="float" office:value="0.078551" calcext:value-type="float">
            <text:p>0.078551</text:p>
          </table:table-cell>
          <table:table-cell table:style-name="ce128" office:value-type="float" office:value="0.00166" calcext:value-type="float">
            <text:p>0.001660</text:p>
          </table:table-cell>
          <table:table-cell table:style-name="ce123" office:value-type="float" office:value="0.042953" calcext:value-type="float">
            <text:p>0.042953</text:p>
          </table:table-cell>
          <table:table-cell table:style-name="ce123" office:value-type="float" office:value="0.068547" calcext:value-type="float">
            <text:p>0.068547</text:p>
          </table:table-cell>
          <table:table-cell table:style-name="ce123" office:value-type="float" office:value="0.003485" calcext:value-type="float">
            <text:p>0.003485</text:p>
          </table:table-cell>
          <table:table-cell table:style-name="ce126" office:value-type="float" office:value="0.019816" calcext:value-type="float">
            <text:p>0.019816</text:p>
          </table:table-cell>
          <table:table-cell table:style-name="ce128" office:value-type="float" office:value="0.044167" calcext:value-type="float">
            <text:p>0.044167</text:p>
          </table:table-cell>
          <table:table-cell table:style-name="ce128" office:value-type="float" office:value="0.00283" calcext:value-type="float">
            <text:p>0.002830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1416" calcext:value-type="float">
            <text:p>0.041416</text:p>
          </table:table-cell>
          <table:table-cell table:style-name="ce128" office:value-type="float" office:value="0.081226" calcext:value-type="float">
            <text:p>0.081226</text:p>
          </table:table-cell>
          <table:table-cell table:style-name="ce128" office:value-type="float" office:value="0.002675" calcext:value-type="float">
            <text:p>0.002675</text:p>
          </table:table-cell>
          <table:table-cell table:style-name="ce123" office:value-type="float" office:value="0.047164" calcext:value-type="float">
            <text:p>0.047164</text:p>
          </table:table-cell>
          <table:table-cell table:style-name="ce123" office:value-type="float" office:value="0.058428" calcext:value-type="float">
            <text:p>0.058428</text:p>
          </table:table-cell>
          <table:table-cell table:style-name="ce123" office:value-type="float" office:value="0.003933" calcext:value-type="float">
            <text:p>0.003933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14546666666667" calcext:value-type="float">
            <text:p>0.041455</text:p>
          </table:table-cell>
          <table:table-cell table:style-name="ce10" table:formula="of:=AVERAGE([.D3];[.D3];[.D5])" office:value-type="float" office:value="0.078553" calcext:value-type="float">
            <text:p>0.078553</text:p>
          </table:table-cell>
          <table:table-cell table:style-name="ce129" table:formula="of:=AVERAGE([.E3];[.E5];[.E7])" office:value-type="float" office:value="0.00246133333333333" calcext:value-type="float">
            <text:p>0.002461</text:p>
          </table:table-cell>
          <table:table-cell table:style-name="ce10" table:formula="of:=AVERAGE([.F3];[.F5];[.F7])" office:value-type="float" office:value="0.0406656666666667" calcext:value-type="float">
            <text:p>0.040665666666667</text:p>
          </table:table-cell>
          <table:table-cell table:style-name="ce10" table:formula="of:=AVERAGE([.G3];[.G5];[.G7])" office:value-type="float" office:value="0.0788506666666667" calcext:value-type="float">
            <text:p>0.078850666666667</text:p>
          </table:table-cell>
          <table:table-cell table:style-name="ce10" table:formula="of:=AVERAGE([.H3];[.H5];[.H7])" office:value-type="float" office:value="0.001645" calcext:value-type="float">
            <text:p>0.001645</text:p>
          </table:table-cell>
          <table:table-cell table:style-name="ce10" table:formula="of:=AVERAGE([.I3];[.I5];[.I7])" office:value-type="float" office:value="0.042781" calcext:value-type="float">
            <text:p>0.042781</text:p>
          </table:table-cell>
          <table:table-cell table:style-name="ce10" table:formula="of:=AVERAGE([.J3];[.J5];[.J7])" office:value-type="float" office:value="0.0651873333333333" calcext:value-type="float">
            <text:p>0.065187333333333</text:p>
          </table:table-cell>
          <table:table-cell table:style-name="ce10" table:formula="of:=AVERAGE([.K3];[.K5];[.K7])" office:value-type="float" office:value="0.00360166666666667" calcext:value-type="float">
            <text:p>0.003601666666667</text:p>
          </table:table-cell>
          <table:table-cell table:style-name="Default" table:number-columns-repeated="3"/>
          <table:table-cell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1002" calcext:value-type="float">
            <text:p>0.041002</text:p>
          </table:table-cell>
          <table:table-cell table:style-name="ce10" table:formula="of:=AVERAGE([.G4];[.G6];[.G8])" office:value-type="float" office:value="0.0790106666666667" calcext:value-type="float">
            <text:p>0.079010666666667</text:p>
          </table:table-cell>
          <table:table-cell table:style-name="ce10" table:formula="of:=AVERAGE([.H4];[.H6];[.H8])" office:value-type="float" office:value="0.00264433333333333" calcext:value-type="float">
            <text:p>0.002644333333333</text:p>
          </table:table-cell>
          <table:table-cell table:style-name="ce10" table:formula="of:=AVERAGE([.I4];[.I6];[.I8])" office:value-type="float" office:value="0.0467123333333333" calcext:value-type="float">
            <text:p>0.046712333333333</text:p>
          </table:table-cell>
          <table:table-cell table:style-name="ce10" table:formula="of:=AVERAGE([.J4];[.J6];[.J8])" office:value-type="float" office:value="0.0570803333333333" calcext:value-type="float">
            <text:p>0.057080333333333</text:p>
          </table:table-cell>
          <table:table-cell table:style-name="ce10" table:formula="of:=AVERAGE([.K4];[.K6];[.K8])" office:value-type="float" office:value="0.00430933333333333" calcext:value-type="float">
            <text:p>0.00430933333333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14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BATTERY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6" calcext:value-type="float">
            <text:p>0.106196</text:p>
          </table:table-cell>
          <table:table-cell office:value-type="float" office:value="0.102334" calcext:value-type="float">
            <text:p>0.102334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588" calcext:value-type="float">
            <text:p>0.002588</text:p>
          </table:table-cell>
          <table:table-cell table:formula="of:=AVERAGE([.L14:.N14])" office:value-type="float" office:value="0.00251033333333333" calcext:value-type="float">
            <text:p>0.00251033333333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33881" calcext:value-type="float">
            <text:p>0.033881</text:p>
          </table:table-cell>
          <table:table-cell table:style-name="ce60" office:value-type="float" office:value="0.034049" calcext:value-type="float">
            <text:p>0.034049</text:p>
          </table:table-cell>
          <table:table-cell office:value-type="float" office:value="0.035061" calcext:value-type="float">
            <text:p>0.03506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78376" calcext:value-type="float">
            <text:p>0.078376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151" calcext:value-type="float">
            <text:p>0.0015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411" calcext:value-type="float">
            <text:p>0.001411</text:p>
          </table:table-cell>
          <table:table-cell table:formula="of:=AVERAGE([.L15:.N15])" office:value-type="float" office:value="0.00145966666666667" calcext:value-type="float">
            <text:p>0.00145966666666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31451" calcext:value-type="float">
            <text:p>0.031451</text:p>
          </table:table-cell>
          <table:table-cell office:value-type="float" office:value="0.03135" calcext:value-type="float">
            <text:p>0.03135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77794" calcext:value-type="float">
            <text:p>0.077794</text:p>
          </table:table-cell>
          <table:table-cell table:style-name="ce61" office:value-type="float" office:value="0.079077" calcext:value-type="float">
            <text:p>0.079077</text:p>
          </table:table-cell>
          <table:table-cell table:style-name="ce61" office:value-type="float" office:value="0.077258" calcext:value-type="float">
            <text:p>0.07725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1534" calcext:value-type="float">
            <text:p>0.001534</text:p>
          </table:table-cell>
          <table:table-cell table:style-name="ce61" office:value-type="float" office:value="0.001372" calcext:value-type="float">
            <text:p>0.001372</text:p>
          </table:table-cell>
          <table:table-cell table:style-name="ce61" office:value-type="float" office:value="0.001398" calcext:value-type="float">
            <text:p>0.001398</text:p>
          </table:table-cell>
          <table:table-cell table:formula="of:=AVERAGE([.L16:.N16])" office:value-type="float" office:value="0.00143466666666667" calcext:value-type="float">
            <text:p>0.001434666666667</text:p>
          </table:table-cell>
        </table:table-row>
        <table:table-row table:style-name="ro1">
          <table:table-cell table:style-name="ce58" office:value-type="float" office:value="0.00001" calcext:value-type="float">
            <text:p>1E-05</text:p>
          </table:table-cell>
          <table:table-cell table:style-name="ce61" office:value-type="float" office:value="0.029831" calcext:value-type="float">
            <text:p>0.029831</text:p>
          </table:table-cell>
          <table:table-cell table:style-name="ce61" office:value-type="float" office:value="0.029988" calcext:value-type="float">
            <text:p>0.029988</text:p>
          </table:table-cell>
          <table:table-cell table:style-name="ce63" office:value-type="float" office:value="0.029639" calcext:value-type="float">
            <text:p>0.029639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92755" calcext:value-type="float">
            <text:p>0.092755</text:p>
          </table:table-cell>
          <table:table-cell office:value-type="float" office:value="0.094618" calcext:value-type="float">
            <text:p>0.094618</text:p>
          </table:table-cell>
          <table:table-cell office:value-type="float" office:value="0.09241" calcext:value-type="float">
            <text:p>0.09241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2148" calcext:value-type="float">
            <text:p>0.002148</text:p>
          </table:table-cell>
          <table:table-cell table:formula="of:=AVERAGE([.L17:.N17])" office:value-type="float" office:value="0.00204133333333333" calcext:value-type="float">
            <text:p>0.002041333333333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30183" calcext:value-type="float">
            <text:p>0.030183</text:p>
          </table:table-cell>
          <table:table-cell office:value-type="float" office:value="0.030317" calcext:value-type="float">
            <text:p>0.030317</text:p>
          </table:table-cell>
          <table:table-cell table:style-name="ce60" office:value-type="float" office:value="0.030035" calcext:value-type="float">
            <text:p>0.03003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104908" calcext:value-type="float">
            <text:p>0.104908</text:p>
          </table:table-cell>
          <table:table-cell office:value-type="float" office:value="0.101154" calcext:value-type="float">
            <text:p>0.10115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2532" calcext:value-type="float">
            <text:p>0.002532</text:p>
          </table:table-cell>
          <table:table-cell table:formula="of:=AVERAGE([.L18:.N18])" office:value-type="float" office:value="0.002466" calcext:value-type="float">
            <text:p>0.002466</text:p>
          </table:table-cell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office:value-type="float" office:value="0.030281" calcext:value-type="float">
            <text:p>0.030281</text:p>
          </table:table-cell>
          <table:table-cell office:value-type="float" office:value="0.030405" calcext:value-type="float">
            <text:p>0.03040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10248" calcext:value-type="float">
            <text:p>0.10248</text:p>
          </table:table-cell>
          <table:table-cell office:value-type="float" office:value="0.106184" calcext:value-type="float">
            <text:p>0.106184</text:p>
          </table:table-cell>
          <table:table-cell office:value-type="float" office:value="0.102216" calcext:value-type="float">
            <text:p>0.102216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2582" calcext:value-type="float">
            <text:p>0.002582</text:p>
          </table:table-cell>
          <table:table-cell table:formula="of:=AVERAGE([.L19:.N19])" office:value-type="float" office:value="0.00250533333333333" calcext:value-type="float">
            <text:p>0.002505333333333</text:p>
          </table:table-cell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5" calcext:value-type="float">
            <text:p>0.106195</text:p>
          </table:table-cell>
          <table:table-cell office:value-type="float" office:value="0.102323" calcext:value-type="float">
            <text:p>0.102323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002587" calcext:value-type="float">
            <text:p>0.002587</text:p>
          </table:table-cell>
          <table:table-cell table:formula="of:=AVERAGE([.L20:.N20])" office:value-type="float" office:value="0.00250966666666667" calcext:value-type="float">
            <text:p>0.002509666666667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BATTERY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28203" calcext:value-type="float">
            <text:p>0.028203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27293" calcext:value-type="float">
            <text:p>0.027293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87959" calcext:value-type="float">
            <text:p>0.087959</text:p>
          </table:table-cell>
          <table:table-cell office:value-type="string" calcext:value-type="string">
            <text:p>:0.083610 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0.005526" calcext:value-type="float">
            <text:p>0.005526</text:p>
          </table:table-cell>
          <table:table-cell office:value-type="string" calcext:value-type="string">
            <text:p>:0.005526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22481" calcext:value-type="float">
            <text:p>0.022481</text:p>
          </table:table-cell>
          <table:table-cell table:style-name="ce60" office:value-type="float" office:value="0.02201" calcext:value-type="float">
            <text:p>0.02201</text:p>
          </table:table-cell>
          <table:table-cell office:value-type="float" office:value="0.024016" calcext:value-type="float">
            <text:p>0.02401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9641" calcext:value-type="float">
            <text:p>0.079641</text:p>
          </table:table-cell>
          <table:table-cell office:value-type="float" office:value="0.076784" calcext:value-type="float">
            <text:p>0.076784</text:p>
          </table:table-cell>
          <table:table-cell office:value-type="float" office:value="0.080447" calcext:value-type="float">
            <text:p>0.080447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3878" calcext:value-type="float">
            <text:p>0.003878</text:p>
          </table:table-cell>
          <table:table-cell office:value-type="float" office:value="0.003818" calcext:value-type="float">
            <text:p>0.003818</text:p>
          </table:table-cell>
          <table:table-cell table:style-name="ce61" office:value-type="float" office:value="0.003555" calcext:value-type="float">
            <text:p>0.003555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61" office:value-type="float" office:value="0.022267" calcext:value-type="float">
            <text:p>0.022267</text:p>
          </table:table-cell>
          <table:table-cell table:style-name="ce61" office:value-type="float" office:value="0.022046" calcext:value-type="float">
            <text:p>0.022046</text:p>
          </table:table-cell>
          <table:table-cell table:style-name="ce61" office:value-type="float" office:value="0.022248" calcext:value-type="float">
            <text:p>0.02224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5439" calcext:value-type="float">
            <text:p>0.05439</text:p>
          </table:table-cell>
          <table:table-cell table:style-name="ce61" office:value-type="float" office:value="0.053508" calcext:value-type="float">
            <text:p>0.053508</text:p>
          </table:table-cell>
          <table:table-cell table:style-name="Default"/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4188" calcext:value-type="float">
            <text:p>0.004188</text:p>
          </table:table-cell>
          <table:table-cell table:style-name="ce61" office:value-type="float" office:value="0.004989" calcext:value-type="float">
            <text:p>0.004989</text:p>
          </table:table-cell>
          <table:table-cell table:style-name="ce74" office:value-type="float" office:value="0.003924" calcext:value-type="float">
            <text:p>0.003924</text:p>
          </table:table-cell>
          <table:table-cell/>
        </table:table-row>
        <table:table-row table:style-name="ro1">
          <table:table-cell table:style-name="ce71" office:value-type="float" office:value="0.00001" calcext:value-type="float">
            <text:p>1E-05</text:p>
          </table:table-cell>
          <table:table-cell table:style-name="ce74" office:value-type="float" office:value="0.022406" calcext:value-type="float">
            <text:p>0.022406</text:p>
          </table:table-cell>
          <table:table-cell table:style-name="ce74" office:value-type="float" office:value="0.022298" calcext:value-type="float">
            <text:p>0.022298</text:p>
          </table:table-cell>
          <table:table-cell table:style-name="ce77" office:value-type="float" office:value="0.022505" calcext:value-type="float">
            <text:p>0.022505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72729" calcext:value-type="float">
            <text:p>0.072729</text:p>
          </table:table-cell>
          <table:table-cell office:value-type="string" calcext:value-type="string">
            <text:p>:0.073362 </text:p>
          </table:table-cell>
          <table:table-cell table:style-name="ce61" office:value-type="float" office:value="0.072503" calcext:value-type="float">
            <text:p>0.072503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441" calcext:value-type="float">
            <text:p>0.005441</text:p>
          </table:table-cell>
          <table:table-cell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27548" calcext:value-type="float">
            <text:p>0.027548</text:p>
          </table:table-cell>
          <table:table-cell office:value-type="float" office:value="0.027702" calcext:value-type="float">
            <text:p>0.027702</text:p>
          </table:table-cell>
          <table:table-cell table:style-name="ce60" office:value-type="float" office:value="0.026857" calcext:value-type="float">
            <text:p>0.02685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84087" calcext:value-type="float">
            <text:p>0.084087</text:p>
          </table:table-cell>
          <table:table-cell office:value-type="float" office:value="0.086174" calcext:value-type="float">
            <text:p>0.086174</text:p>
          </table:table-cell>
          <table:table-cell office:value-type="float" office:value="0.082083" calcext:value-type="float">
            <text:p>0.08208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:0.004841 </text:p>
          </table:table-cell>
          <table:table-cell table:number-columns-repeated="3"/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</table:table-row>
      </table:table>
      <table:table table:name="FCN" table:style-name="ta1">
        <table:table-column table:style-name="co15" table:default-cell-style-name="ce114"/>
        <table:table-column table:style-name="co1" table:default-cell-style-name="ce111"/>
        <table:table-column table:style-name="co1" table:number-columns-repeated="2" table:default-cell-style-name="ce114"/>
        <table:table-column table:style-name="co1" table:number-columns-repeated="2" table:default-cell-style-name="Default"/>
        <table:table-column table:style-name="co1" table:number-columns-repeated="4" table:default-cell-style-name="ce114"/>
        <table:table-column table:style-name="co1" table:number-columns-repeated="5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3" table:style-name="ce111" office:value-type="string" calcext:value-type="string">
            <text:p>STD-WRT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659" calcext:value-type="float">
            <text:p>0.044659</text:p>
          </table:table-cell>
          <table:table-cell table:style-name="ce123" office:value-type="float" office:value="0.062726" calcext:value-type="float">
            <text:p>0.062726</text:p>
          </table:table-cell>
          <table:table-cell table:style-name="ce123" office:value-type="float" office:value="0.002196" calcext:value-type="float">
            <text:p>0.002196</text:p>
          </table:table-cell>
          <table:table-cell table:style-name="ce126" office:value-type="float" office:value="0.05588" calcext:value-type="float">
            <text:p>0.055880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14348" calcext:value-type="float">
            <text:p>0.014348</text:p>
          </table:table-cell>
          <table:table-cell table:style-name="ce123" office:value-type="float" office:value="0.04838" calcext:value-type="float">
            <text:p>0.04838</text:p>
          </table:table-cell>
          <table:table-cell table:style-name="ce172" office:value-type="float" office:value="0.053482" calcext:value-type="float">
            <text:p>0.0534820</text:p>
          </table:table-cell>
          <table:table-cell table:style-name="ce123" office:value-type="float" office:value="0.449798" calcext:value-type="float">
            <text:p>0.449798</text:p>
          </table:table-cell>
          <table:table-cell table:style-name="ce126" office:value-type="float" office:value="0.030478" calcext:value-type="float">
            <text:p>0.030478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80166" calcext:value-type="float">
            <text:p>0.08016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362" calcext:value-type="float">
            <text:p>0.043620</text:p>
          </table:table-cell>
          <table:table-cell table:style-name="ce128" office:value-type="float" office:value="0.061969" calcext:value-type="float">
            <text:p>0.061969</text:p>
          </table:table-cell>
          <table:table-cell table:style-name="ce128" office:value-type="float" office:value="0.001901" calcext:value-type="float">
            <text:p>0.001901</text:p>
          </table:table-cell>
          <table:table-cell table:style-name="ce123" office:value-type="float" office:value="0.049823" calcext:value-type="float">
            <text:p>0.049823</text:p>
          </table:table-cell>
          <table:table-cell table:style-name="ce123" office:value-type="float" office:value="0.056469" calcext:value-type="float">
            <text:p>0.056469</text:p>
          </table:table-cell>
          <table:table-cell table:style-name="ce123" office:value-type="float" office:value="0.003517" calcext:value-type="float">
            <text:p>0.003517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814" calcext:value-type="float">
            <text:p>0.044814</text:p>
          </table:table-cell>
          <table:table-cell table:style-name="ce123" office:value-type="float" office:value="0.06462" calcext:value-type="float">
            <text:p>0.06462</text:p>
          </table:table-cell>
          <table:table-cell table:style-name="ce123" office:value-type="float" office:value="0.002211" calcext:value-type="float">
            <text:p>0.002211</text:p>
          </table:table-cell>
          <table:table-cell table:style-name="ce126" office:value-type="float" office:value="0.04844" calcext:value-type="float">
            <text:p>0.048440</text:p>
          </table:table-cell>
          <table:table-cell table:style-name="ce128" office:value-type="float" office:value="0.121717" calcext:value-type="float">
            <text:p>0.121717</text:p>
          </table:table-cell>
          <table:table-cell table:style-name="ce128" office:value-type="float" office:value="0.00484" calcext:value-type="float">
            <text:p>0.004840</text:p>
          </table:table-cell>
          <table:table-cell table:style-name="ce123" office:value-type="float" office:value="0.047775" calcext:value-type="float">
            <text:p>0.047775</text:p>
          </table:table-cell>
          <table:table-cell table:style-name="ce172" office:value-type="float" office:value="0.064318" calcext:value-type="float">
            <text:p>0.0643180</text:p>
          </table:table-cell>
          <table:table-cell table:style-name="ce123" office:value-type="float" office:value="0.284517" calcext:value-type="float">
            <text:p>0.284517</text:p>
          </table:table-cell>
          <table:table-cell table:style-name="ce126" office:value-type="float" office:value="0.027222" calcext:value-type="float">
            <text:p>0.027222</text:p>
          </table:table-cell>
          <table:table-cell table:style-name="ce172" office:value-type="float" office:value="0.110359" calcext:value-type="float">
            <text:p>0.1103590</text:p>
          </table:table-cell>
          <table:table-cell table:style-name="ce128" office:value-type="float" office:value="0.021226" calcext:value-type="float">
            <text:p>0.02122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123"/>
          <table:table-cell table:style-name="ce126" office:value-type="float" office:value="0.044157" calcext:value-type="float">
            <text:p>0.044157</text:p>
          </table:table-cell>
          <table:table-cell table:style-name="ce128" office:value-type="float" office:value="0.065324" calcext:value-type="float">
            <text:p>0.065324</text:p>
          </table:table-cell>
          <table:table-cell table:style-name="ce128" office:value-type="float" office:value="0.001943" calcext:value-type="float">
            <text:p>0.001943</text:p>
          </table:table-cell>
          <table:table-cell table:style-name="ce123" office:value-type="float" office:value="0.049907" calcext:value-type="float">
            <text:p>0.049907</text:p>
          </table:table-cell>
          <table:table-cell table:style-name="ce123" office:value-type="float" office:value="0.058999" calcext:value-type="float">
            <text:p>0.058999</text:p>
          </table:table-cell>
          <table:table-cell table:style-name="ce123" office:value-type="float" office:value="0.004042" calcext:value-type="float">
            <text:p>0.004042</text:p>
          </table:table-cell>
          <table:table-cell table:style-name="ce126"/>
          <table:table-cell table:style-name="ce123"/>
          <table:table-cell table:style-name="ce128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249" calcext:value-type="float">
            <text:p>0.044249</text:p>
          </table:table-cell>
          <table:table-cell table:style-name="ce122" office:value-type="float" office:value="0.064351" calcext:value-type="float">
            <text:p>0.064351</text:p>
          </table:table-cell>
          <table:table-cell table:style-name="ce123" office:value-type="float" office:value="0.002043" calcext:value-type="float">
            <text:p>0.002043</text:p>
          </table:table-cell>
          <table:table-cell table:style-name="ce126" office:value-type="float" office:value="0.050954" calcext:value-type="float">
            <text:p>0.050954</text:p>
          </table:table-cell>
          <table:table-cell table:style-name="ce128" office:value-type="float" office:value="0.106223" calcext:value-type="float">
            <text:p>0.106223</text:p>
          </table:table-cell>
          <table:table-cell table:style-name="ce128" office:value-type="float" office:value="0.0109" calcext:value-type="float">
            <text:p>0.010900</text:p>
          </table:table-cell>
          <table:table-cell table:style-name="ce123" office:value-type="float" office:value="0.046992" calcext:value-type="float">
            <text:p>0.046992</text:p>
          </table:table-cell>
          <table:table-cell table:style-name="ce123" office:value-type="float" office:value="0.047493" calcext:value-type="float">
            <text:p>0.047493</text:p>
          </table:table-cell>
          <table:table-cell table:style-name="ce123" office:value-type="float" office:value="0.014924" calcext:value-type="float">
            <text:p>0.014924</text:p>
          </table:table-cell>
          <table:table-cell table:style-name="ce126" office:value-type="float" office:value="0.037571" calcext:value-type="float">
            <text:p>0.037571</text:p>
          </table:table-cell>
          <table:table-cell table:style-name="ce123" office:value-type="float" office:value="0.0950544" calcext:value-type="float">
            <text:p>0.0950544</text:p>
          </table:table-cell>
          <table:table-cell table:style-name="ce128" office:value-type="float" office:value="0.076968" calcext:value-type="float">
            <text:p>0.076968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391" calcext:value-type="float">
            <text:p>0.043910</text:p>
          </table:table-cell>
          <table:table-cell table:style-name="ce128" office:value-type="float" office:value="0.064924" calcext:value-type="float">
            <text:p>0.064924</text:p>
          </table:table-cell>
          <table:table-cell table:style-name="ce128" office:value-type="float" office:value="0.001816" calcext:value-type="float">
            <text:p>0.001816</text:p>
          </table:table-cell>
          <table:table-cell table:style-name="ce123" office:value-type="float" office:value="0.049429" calcext:value-type="float">
            <text:p>0.049429</text:p>
          </table:table-cell>
          <table:table-cell table:style-name="ce123" office:value-type="float" office:value="0.061066" calcext:value-type="float">
            <text:p>0.061066</text:p>
          </table:table-cell>
          <table:table-cell table:style-name="ce123" office:value-type="float" office:value="0.003622" calcext:value-type="float">
            <text:p>0.003622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4574" calcext:value-type="float">
            <text:p>0.044574</text:p>
          </table:table-cell>
          <table:table-cell table:style-name="ce10" table:formula="of:=AVERAGE([.D3];[.D3];[.D5])" office:value-type="float" office:value="0.0633573333333333" calcext:value-type="float">
            <text:p>0.063357333333333</text:p>
          </table:table-cell>
          <table:table-cell table:style-name="ce129" table:formula="of:=AVERAGE([.E3];[.E5];[.E7])" office:value-type="float" office:value="0.00215" calcext:value-type="float">
            <text:p>0.002150</text:p>
          </table:table-cell>
          <table:table-cell table:style-name="ce10" table:formula="of:=AVERAGE([.F3];[.F5];[.F7])" office:value-type="float" office:value="0.051758" calcext:value-type="float">
            <text:p>0.051758</text:p>
          </table:table-cell>
          <table:table-cell table:style-name="ce10" table:formula="of:=AVERAGE([.G3];[.G5];[.G7])" office:value-type="float" office:value="0.115782666666667" calcext:value-type="float">
            <text:p>0.115782666666667</text:p>
          </table:table-cell>
          <table:table-cell table:style-name="ce129" table:formula="of:=AVERAGE([.H3];[.H5];[.H7])" office:value-type="float" office:value="0.0100293333333333" calcext:value-type="float">
            <text:p>0.010029</text:p>
          </table:table-cell>
          <table:table-cell table:style-name="ce10" table:formula="of:=AVERAGE([.I3];[.I5];[.I7])" office:value-type="float" office:value="0.0477156666666667" calcext:value-type="float">
            <text:p>0.047715666666667</text:p>
          </table:table-cell>
          <table:table-cell table:style-name="ce10" table:formula="of:=AVERAGE([.J3];[.J5];[.J7])" office:value-type="float" office:value="0.0550976666666667" calcext:value-type="float">
            <text:p>0.055097666666667</text:p>
          </table:table-cell>
          <table:table-cell table:style-name="ce129" table:formula="of:=AVERAGE([.K3];[.K5];[.K7])" office:value-type="float" office:value="0.249746333333333" calcext:value-type="float">
            <text:p>0.249746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38956666666667" calcext:value-type="float">
            <text:p>0.043895666666667</text:p>
          </table:table-cell>
          <table:table-cell table:style-name="ce10" table:formula="of:=AVERAGE([.G4];[.G6];[.G8])" office:value-type="float" office:value="0.0640723333333333" calcext:value-type="float">
            <text:p>0.064072333333333</text:p>
          </table:table-cell>
          <table:table-cell table:style-name="ce10" table:formula="of:=AVERAGE([.H4];[.H6];[.H8])" office:value-type="float" office:value="0.00188666666666667" calcext:value-type="float">
            <text:p>0.001886666666667</text:p>
          </table:table-cell>
          <table:table-cell table:style-name="ce10" table:formula="of:=AVERAGE([.I4];[.I6];[.I8])" office:value-type="float" office:value="0.0497196666666667" calcext:value-type="float">
            <text:p>0.049719666666667</text:p>
          </table:table-cell>
          <table:table-cell table:style-name="ce10" table:formula="of:=AVERAGE([.J4];[.J6];[.J8])" office:value-type="float" office:value="0.0588446666666667" calcext:value-type="float">
            <text:p>0.058844666666667</text:p>
          </table:table-cell>
          <table:table-cell table:style-name="ce10" table:formula="of:=AVERAGE([.K4];[.K6];[.K8])" office:value-type="float" office:value="0.003727" calcext:value-type="float">
            <text:p>0.003727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OLE-FT-WD</text:p>
          </table:table-cell>
          <table:table-cell table:style-name="ce114"/>
          <table:table-cell table:number-columns-repeated="4"/>
          <table:table-cell office:value-type="string" calcext:value-type="string">
            <text:p>WHOLE-FT-WD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14" office:value-type="float" office:value="0.079467" calcext:value-type="float">
            <text:p>0.079467</text:p>
          </table:table-cell>
          <table:table-cell office:value-type="float" office:value="0.083029" calcext:value-type="float">
            <text:p>0.083029</text:p>
          </table:table-cell>
          <table:table-cell office:value-type="float" office:value="0.085274" calcext:value-type="float">
            <text:p>0.085274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361369" calcext:value-type="float">
            <text:p>0.0361369</text:p>
          </table:table-cell>
          <table:table-cell office:value-type="float" office:value="0.215281" calcext:value-type="float">
            <text:p>0.215281</text:p>
          </table:table-cell>
          <table:table-cell office:value-type="float" office:value="0.181686" calcext:value-type="float">
            <text:p>0.181686</text:p>
          </table:table-cell>
          <table:table-cell table:number-columns-repeated="5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14" office:value-type="float" office:value="0.071044" calcext:value-type="float">
            <text:p>0.071044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83523" calcext:value-type="float">
            <text:p>0.083523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322048" calcext:value-type="float">
            <text:p>0.0322048</text:p>
          </table:table-cell>
          <table:table-cell table:style-name="ce78" office:value-type="float" office:value="0.163619" calcext:value-type="float">
            <text:p>0.163619</text:p>
          </table:table-cell>
          <table:table-cell office:value-type="float" office:value="0.154008" calcext:value-type="float">
            <text:p>0.154008</text:p>
          </table:table-cell>
          <table:table-cell table:number-columns-repeated="5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78" office:value-type="float" office:value="0.049175" calcext:value-type="float">
            <text:p>0.049175</text:p>
          </table:table-cell>
          <table:table-cell table:style-name="ce78" office:value-type="float" office:value="0.045706" calcext:value-type="float">
            <text:p>0.045706</text:p>
          </table:table-cell>
          <table:table-cell office:value-type="float" office:value="0.052129" calcext:value-type="float">
            <text:p>0.052129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office:value-type="float" office:value="0.31921" calcext:value-type="float">
            <text:p>0.31921</text:p>
          </table:table-cell>
          <table:table-cell office:value-type="float" office:value="0.164494" calcext:value-type="float">
            <text:p>0.164494</text:p>
          </table:table-cell>
          <table:table-cell office:value-type="float" office:value="0.15129" calcext:value-type="float">
            <text:p>0.15129</text:p>
          </table:table-cell>
          <table:table-cell table:number-columns-repeated="5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114" office:value-type="float" office:value="0.050605" calcext:value-type="float">
            <text:p>0.050605</text:p>
          </table:table-cell>
          <table:table-cell office:value-type="float" office:value="0.04583" calcext:value-type="float">
            <text:p>0.04583</text:p>
          </table:table-cell>
          <table:table-cell office:value-type="float" office:value="0.05203" calcext:value-type="float">
            <text:p>0.05203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office:value-type="float" office:value="0.318921" calcext:value-type="float">
            <text:p>0.318921</text:p>
          </table:table-cell>
          <table:table-cell office:value-type="float" office:value="0.164697" calcext:value-type="float">
            <text:p>0.164697</text:p>
          </table:table-cell>
          <table:table-cell office:value-type="float" office:value="0.151254" calcext:value-type="float">
            <text:p>0.151254</text:p>
          </table:table-cell>
          <table:table-cell table:number-columns-repeated="5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114" office:value-type="float" office:value="0.050752" calcext:value-type="float">
            <text:p>0.050752</text:p>
          </table:table-cell>
          <table:table-cell office:value-type="float" office:value="0.04585" calcext:value-type="float">
            <text:p>0.04585</text:p>
          </table:table-cell>
          <table:table-cell table:style-name="ce78" office:value-type="float" office:value="0.05202" calcext:value-type="float">
            <text:p>0.05202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8" office:value-type="float" office:value="0.318625" calcext:value-type="float">
            <text:p>0.318625</text:p>
          </table:table-cell>
          <table:table-cell office:value-type="float" office:value="0.164714" calcext:value-type="float">
            <text:p>0.164714</text:p>
          </table:table-cell>
          <table:table-cell table:style-name="ce78" office:value-type="float" office:value="0.151252" calcext:value-type="float">
            <text:p>0.15125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4"/>
          <table:table-cell table:style-name="ce114" office:value-type="string" calcext:value-type="string">
            <text:p>BATTERY</text:p>
          </table:table-cell>
          <table:table-cell table:style-name="ce114" table:number-columns-repeated="3"/>
        </table:table-row>
        <table:table-row table:style-name="ro1">
          <table:table-cell office:value-type="string" calcext:value-type="string">
            <text:p>WHOLE-FT-WD</text:p>
          </table:table-cell>
          <table:table-cell office:value-type="float" office:value="0.030478" calcext:value-type="float">
            <text:p>0.030478</text:p>
          </table:table-cell>
          <table:table-cell table:style-name="ce111" office:value-type="float" office:value="0.028848" calcext:value-type="float">
            <text:p>0.028848</text:p>
          </table:table-cell>
          <table:table-cell table:style-name="ce111" office:value-type="float" office:value="0.030614" calcext:value-type="float">
            <text:p>0.030614</text:p>
          </table:table-cell>
          <table:table-cell table:number-columns-repeated="2"/>
          <table:table-cell office:value-type="string" calcext:value-type="string">
            <text:p>WHOLE-FT-WD</text:p>
          </table:table-cell>
          <table:table-cell office:value-type="float" office:value="0.094663" calcext:value-type="float">
            <text:p>0.094663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095997" calcext:value-type="float">
            <text:p>0.095997</text:p>
          </table:table-cell>
          <table:table-cell/>
          <table:table-cell table:style-name="ce114" office:value-type="string" calcext:value-type="string">
            <text:p>WHOLE-FT-WD</text:p>
          </table:table-cell>
          <table:table-cell table:style-name="ce111" office:value-type="float" office:value="0.004211" calcext:value-type="float">
            <text:p>0.004211</text:p>
          </table:table-cell>
          <table:table-cell table:style-name="ce114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74" office:value-type="float" office:value="0.031241" calcext:value-type="float">
            <text:p>0.031241</text:p>
          </table:table-cell>
          <table:table-cell table:style-name="ce74" office:value-type="float" office:value="0.024771" calcext:value-type="float">
            <text:p>0.024771</text:p>
          </table:table-cell>
          <table:table-cell table:style-name="ce74" office:value-type="float" office:value="0.023108" calcext:value-type="float">
            <text:p>0.02310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79" office:value-type="float" office:value="0.066826" calcext:value-type="float">
            <text:p>0.066826</text:p>
          </table:table-cell>
          <table:table-cell table:style-name="ce78" office:value-type="float" office:value="0.071085" calcext:value-type="float">
            <text:p>0.071085</text:p>
          </table:table-cell>
          <table:table-cell table:style-name="ce79" office:value-type="float" office:value="0.06386" calcext:value-type="float">
            <text:p>0.06386</text:p>
          </table:table-cell>
          <table:table-cell/>
          <table:table-cell table:style-name="ce114" office:value-type="float" office:value="0.001" calcext:value-type="float">
            <text:p>0.001</text:p>
          </table:table-cell>
          <table:table-cell table:style-name="ce74" office:value-type="float" office:value="0.423531" calcext:value-type="float">
            <text:p>0.423531</text:p>
          </table:table-cell>
          <table:table-cell table:style-name="ce79" table:number-columns-repeated="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74" office:value-type="float" office:value="0.023883" calcext:value-type="float">
            <text:p>0.023883</text:p>
          </table:table-cell>
          <table:table-cell table:style-name="ce74" office:value-type="float" office:value="0.023278" calcext:value-type="float">
            <text:p>0.023278</text:p>
          </table:table-cell>
          <table:table-cell table:style-name="ce61" office:value-type="float" office:value="0.02255" calcext:value-type="float">
            <text:p>0.0225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78" office:value-type="float" office:value="0.062176" calcext:value-type="float">
            <text:p>0.062176</text:p>
          </table:table-cell>
          <table:table-cell table:style-name="ce79" office:value-type="float" office:value="0.086903" calcext:value-type="float">
            <text:p>0.086903</text:p>
          </table:table-cell>
          <table:table-cell table:style-name="ce78" office:value-type="float" office:value="0.05156" calcext:value-type="float">
            <text:p>0.05156</text:p>
          </table:table-cell>
          <table:table-cell/>
          <table:table-cell table:style-name="ce114" office:value-type="float" office:value="0.0001" calcext:value-type="float">
            <text:p>0.0001</text:p>
          </table:table-cell>
          <table:table-cell table:style-name="ce74" office:value-type="float" office:value="0.359684" calcext:value-type="float">
            <text:p>0.359684</text:p>
          </table:table-cell>
          <table:table-cell table:style-name="ce79" table:number-columns-repeated="2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61" office:value-type="float" office:value="0.022825" calcext:value-type="float">
            <text:p>0.022825</text:p>
          </table:table-cell>
          <table:table-cell table:style-name="ce61" office:value-type="float" office:value="0.022905" calcext:value-type="float">
            <text:p>0.022905</text:p>
          </table:table-cell>
          <table:table-cell table:style-name="ce74" office:value-type="float" office:value="0.022775" calcext:value-type="float">
            <text:p>0.022775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table:style-name="ce79" office:value-type="float" office:value="0.066158" calcext:value-type="float">
            <text:p>0.066158</text:p>
          </table:table-cell>
          <table:table-cell table:style-name="ce79" office:value-type="float" office:value="0.076029" calcext:value-type="float">
            <text:p>0.076029</text:p>
          </table:table-cell>
          <table:table-cell table:style-name="ce79" office:value-type="float" office:value="0.058222" calcext:value-type="float">
            <text:p>0.058222</text:p>
          </table:table-cell>
          <table:table-cell/>
          <table:table-cell table:style-name="ce114" office:value-type="float" office:value="0.00001" calcext:value-type="float">
            <text:p>1E-05</text:p>
          </table:table-cell>
          <table:table-cell table:style-name="ce74" office:value-type="float" office:value="0.397116" calcext:value-type="float">
            <text:p>0.397116</text:p>
          </table:table-cell>
          <table:table-cell table:style-name="ce79"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74" office:value-type="float" office:value="0.035141" calcext:value-type="float">
            <text:p>0.035141</text:p>
          </table:table-cell>
          <table:table-cell table:style-name="ce74" office:value-type="float" office:value="0.028286" calcext:value-type="float">
            <text:p>0.028286</text:p>
          </table:table-cell>
          <table:table-cell table:style-name="ce74" office:value-type="float" office:value="0.027731" calcext:value-type="float">
            <text:p>0.027731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table:style-name="ce79" office:value-type="float" office:value="0.083364" calcext:value-type="float">
            <text:p>0.083364</text:p>
          </table:table-cell>
          <table:table-cell table:style-name="ce79" office:value-type="float" office:value="0.08169" calcext:value-type="float">
            <text:p>0.08169</text:p>
          </table:table-cell>
          <table:table-cell table:style-name="ce79" office:value-type="float" office:value="0.075552" calcext:value-type="float">
            <text:p>0.075552</text:p>
          </table:table-cell>
          <table:table-cell/>
          <table:table-cell table:style-name="ce114" office:value-type="float" office:value="0.000001" calcext:value-type="float">
            <text:p>1E-06</text:p>
          </table:table-cell>
          <table:table-cell table:style-name="ce79" table:number-columns-repeated="3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74" office:value-type="float" office:value="0.037067" calcext:value-type="float">
            <text:p>0.037067</text:p>
          </table:table-cell>
          <table:table-cell table:style-name="ce74" office:value-type="float" office:value="0.031639" calcext:value-type="float">
            <text:p>0.031639</text:p>
          </table:table-cell>
          <table:table-cell table:style-name="ce74" office:value-type="float" office:value="0.033947" calcext:value-type="float">
            <text:p>0.033947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9"/>
          <table:table-cell table:style-name="ce79" office:value-type="float" office:value="0.074095" calcext:value-type="float">
            <text:p>0.074095</text:p>
          </table:table-cell>
          <table:table-cell table:style-name="ce79" office:value-type="float" office:value="0.077925" calcext:value-type="float">
            <text:p>0.077925</text:p>
          </table:table-cell>
          <table:table-cell/>
          <table:table-cell table:style-name="ce114" office:value-type="float" office:value="0.0000001" calcext:value-type="float">
            <text:p>1E-07</text:p>
          </table:table-cell>
          <table:table-cell table:style-name="ce7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4:37:35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9-22T16:06:26.412000000</dc:date>
    <meta:editing-duration>P1DT16H23M7S</meta:editing-duration>
    <meta:editing-cycles>58</meta:editing-cycles>
    <meta:generator>LibreOffice/6.4.3.2$Windows_X86_64 LibreOffice_project/747b5d0ebf89f41c860ec2a39efd7cb15b54f2d8</meta:generator>
    <meta:document-statistic meta:table-count="8" meta:cell-count="1301" meta:object-count="0"/>
  </office:meta>
</office:document-meta>
</file>